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Bitstream Vera Sans" svg:font-family="'Bitstream Vera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weight="bold" style:font-weight-asian="bold" style:font-weight-complex="bold"/>
    </style:style>
    <style:style style:name="P3" style:family="paragraph" style:parent-style-name="Heading_20_2">
      <style:text-properties fo:color="#000000"/>
    </style:style>
    <style:style style:name="P4" style:family="paragraph" style:parent-style-name="Text_20_body">
      <style:paragraph-properties fo:margin-top="0cm" fo:margin-bottom="0cm" loext:contextual-spacing="false"/>
      <style:text-properties fo:color="#000000"/>
    </style:style>
    <style:style style:name="P5" style:family="paragraph" style:parent-style-name="Text_20_body">
      <style:text-properties fo:color="#000000"/>
    </style:style>
    <style:style style:name="P6" style:family="paragraph" style:parent-style-name="Standard">
      <style:text-properties fo:color="#000000"/>
    </style:style>
    <style:style style:name="P7" style:family="paragraph" style:parent-style-name="Standard">
      <style:text-properties fo:color="#000000" fo:font-weight="bold" style:font-weight-asian="bold" style:font-weight-complex="bold"/>
    </style:style>
    <style:style style:name="P8" style:family="paragraph" style:parent-style-name="Text_20_body">
      <style:paragraph-properties fo:margin-top="0cm" fo:margin-bottom="0cm" loext:contextual-spacing="false"/>
      <style:text-properties fo:color="#000000"/>
    </style:style>
    <style:style style:name="P9" style:family="paragraph" style:parent-style-name="Text_20_body">
      <style:text-properties fo:color="#000000"/>
    </style:style>
    <style:style style:name="P10" style:family="paragraph" style:parent-style-name="Standard">
      <style:paragraph-properties fo:text-align="justify" style:justify-single-word="false"/>
      <style:text-properties fo:color="#000000"/>
    </style:style>
    <style:style style:name="P11" style:family="paragraph" style:parent-style-name="Standard">
      <style:paragraph-properties fo:text-align="justify" style:justify-single-word="false"/>
      <style:text-properties fo:color="#000000" officeooo:rsid="0002a9fe" officeooo:paragraph-rsid="0002a9fe"/>
    </style:style>
    <style:style style:name="P12" style:family="paragraph" style:parent-style-name="Standard">
      <style:paragraph-properties fo:text-align="justify" style:justify-single-word="false"/>
      <style:text-properties fo:color="#000000" officeooo:rsid="00044139" officeooo:paragraph-rsid="00044139"/>
    </style:style>
    <style:style style:name="P13" style:family="paragraph" style:parent-style-name="Standard">
      <style:paragraph-properties fo:text-align="justify" style:justify-single-word="false"/>
      <style:text-properties fo:color="#000000" officeooo:rsid="0007669f" officeooo:paragraph-rsid="0007669f"/>
    </style:style>
    <style:style style:name="P14" style:family="paragraph" style:parent-style-name="Standard">
      <style:paragraph-properties fo:text-align="justify" style:justify-single-word="false"/>
      <style:text-properties fo:color="#000000" officeooo:rsid="00083f8d" officeooo:paragraph-rsid="00083f8d"/>
    </style:style>
    <style:style style:name="P15" style:family="paragraph" style:parent-style-name="Text_20_body">
      <style:paragraph-properties fo:text-align="justify" style:justify-single-word="false"/>
      <style:text-properties fo:color="#000000"/>
    </style:style>
    <style:style style:name="P16" style:family="paragraph" style:parent-style-name="Text_20_body" style:list-style-name="">
      <style:paragraph-properties fo:text-align="justify" style:justify-single-word="false"/>
      <style:text-properties fo:color="#000000"/>
    </style:style>
    <style:style style:name="P17" style:family="paragraph" style:parent-style-name="Text_20_body">
      <style:paragraph-properties fo:text-align="justify" style:justify-single-word="false"/>
    </style:style>
    <style:style style:name="P18" style:family="paragraph" style:parent-style-name="Text_20_body" style:list-style-name="">
      <style:paragraph-properties fo:text-align="justify" style:justify-single-word="false"/>
    </style:style>
    <style:style style:name="P19" style:family="paragraph" style:parent-style-name="Text_20_body">
      <style:paragraph-properties fo:margin-top="0cm" fo:margin-bottom="0cm" loext:contextual-spacing="false" fo:text-align="justify" style:justify-single-word="false"/>
      <style:text-properties fo:color="#000000"/>
    </style:style>
    <style:style style:name="P20" style:family="paragraph" style:parent-style-name="Heading_20_2">
      <style:text-properties fo:color="#000000"/>
    </style:style>
    <style:style style:name="P21" style:family="paragraph" style:parent-style-name="Heading_20_2">
      <style:text-properties fo:color="#000000"/>
    </style:style>
    <style:style style:name="T1" style:family="text">
      <style:text-properties fo:color="#000000"/>
    </style:style>
    <style:style style:name="T2" style:family="text">
      <style:text-properties fo:color="#000000" style:font-name="Times New Roman" fo:font-size="12pt" fo:language="de" fo:country="DE" style:letter-kerning="true"/>
    </style:style>
    <style:style style:name="T3" style:family="text">
      <style:text-properties style:font-name="Times New Roman" fo:font-size="12pt" fo:language="de" fo:country="DE" style:letter-kerning="true"/>
    </style:style>
    <style:style style:name="T4" style:family="text">
      <style:text-properties officeooo:rsid="00014f0b"/>
    </style:style>
    <style:style style:name="T5" style:family="text">
      <style:text-properties officeooo:rsid="00062ff6"/>
    </style:style>
    <style:style style:name="T6" style:family="text">
      <style:text-properties officeooo:rsid="00083f8d"/>
    </style:style>
  </office:automatic-styles>
  <office:body>
    <office:text text:use-soft-page-breaks="true">
      <office:forms form:automatic-focus="false" form:apply-design-mode="false"/>
      <text:tracked-changes>
        <text:changed-region xml:id="ct94903294934384" text:id="ct94903294934384">
          <text:format-change>
            <office:change-info>
              <dc:creator>Tamino Dauth</dc:creator>
              <dc:date>2010-11-07T23:33:00</dc:date>
            </office:change-info>
          </text:format-change>
        </text:changed-region>
        <text:changed-region xml:id="ct94903294934784" text:id="ct94903294934784">
          <text:deletion>
            <office:change-info>
              <dc:creator>Tamino Dauth</dc:creator>
              <dc:date>2010-09-21T18:01:00</dc:date>
            </office:change-info>
            <text:p text:style-name="P1">nich </text:p>
          </text:deletion>
        </text:changed-region>
        <text:changed-region xml:id="ct94903294935056" text:id="ct94903294935056">
          <text:insertion>
            <office:change-info>
              <dc:creator>Tamino Dauth</dc:creator>
              <dc:date>2010-09-21T18:01:00</dc:date>
            </office:change-info>
          </text:insertion>
        </text:changed-region>
        <text:changed-region xml:id="ct94903294934064" text:id="ct94903294934064">
          <text:deletion>
            <office:change-info>
              <dc:creator>Tamino Dauth</dc:creator>
              <dc:date>2010-09-21T18:01:00</dc:date>
            </office:change-info>
            <text:p text:style-name="P1">gewahr werden</text:p>
          </text:deletion>
        </text:changed-region>
        <text:changed-region xml:id="ct94903294935280" text:id="ct94903294935280">
          <text:insertion>
            <office:change-info>
              <dc:creator>Tamino Dauth</dc:creator>
              <dc:date>2010-09-21T18:01:00</dc:date>
            </office:change-info>
          </text:insertion>
        </text:changed-region>
        <text:changed-region xml:id="ct94903294935600" text:id="ct94903294935600">
          <text:deletion>
            <office:change-info>
              <dc:creator>Tamino Dauth</dc:creator>
              <dc:date>2010-09-21T18:01:00</dc:date>
            </office:change-info>
            <text:p text:style-name="P1"><text:s/>lassen</text:p>
          </text:deletion>
        </text:changed-region>
        <text:changed-region xml:id="ct94903294936080" text:id="ct94903294936080">
          <text:insertion>
            <office:change-info>
              <dc:creator>Tamino Dauth</dc:creator>
              <dc:date>2010-09-21T18:01:00</dc:date>
            </office:change-info>
          </text:insertion>
        </text:changed-region>
        <text:changed-region xml:id="ct94903294936304" text:id="ct94903294936304">
          <text:deletion>
            <office:change-info>
              <dc:creator>Tamino Dauth</dc:creator>
              <dc:date>2010-09-21T18:01:00</dc:date>
            </office:change-info>
            <text:p text:style-name="P1">"</text:p>
          </text:deletion>
        </text:changed-region>
        <text:changed-region xml:id="ct94903294933696" text:id="ct94903294933696">
          <text:insertion>
            <office:change-info>
              <dc:creator>Tamino Dauth</dc:creator>
              <dc:date>2010-09-21T18:01:00</dc:date>
            </office:change-info>
          </text:insertion>
        </text:changed-region>
        <text:changed-region xml:id="ct94903294933472" text:id="ct94903294933472">
          <text:deletion>
            <office:change-info>
              <dc:creator>Tamino Dauth</dc:creator>
              <dc:date>2010-09-21T18:01:00</dc:date>
            </office:change-info>
            <text:p text:style-name="P1">"</text:p>
          </text:deletion>
        </text:changed-region>
        <text:changed-region xml:id="ct94903294936528" text:id="ct94903294936528">
          <text:insertion>
            <office:change-info>
              <dc:creator>Tamino Dauth</dc:creator>
              <dc:date>2010-09-21T18:01:00</dc:date>
            </office:change-info>
          </text:insertion>
        </text:changed-region>
        <text:changed-region xml:id="ct94903294936752" text:id="ct94903294936752">
          <text:insertion>
            <office:change-info>
              <dc:creator>Tamino Dauth</dc:creator>
              <dc:date>2010-09-21T18:02:00</dc:date>
            </office:change-info>
          </text:insertion>
        </text:changed-region>
        <text:changed-region xml:id="ct94903294935824" text:id="ct94903294935824">
          <text:insertion>
            <office:change-info>
              <dc:creator>Tamino Dauth</dc:creator>
              <dc:date>2010-09-21T18:02:00</dc:date>
            </office:change-info>
          </text:insertion>
        </text:changed-region>
        <text:changed-region xml:id="ct94903294953536" text:id="ct94903294953536">
          <text:deletion>
            <office:change-info>
              <dc:creator>Tamino Dauth</dc:creator>
              <dc:date>2010-09-21T18:02:00</dc:date>
            </office:change-info>
            <text:p text:style-name="P1">"</text:p>
          </text:deletion>
        </text:changed-region>
        <text:changed-region xml:id="ct94903294953952" text:id="ct94903294953952">
          <text:insertion>
            <office:change-info>
              <dc:creator>Tamino Dauth</dc:creator>
              <dc:date>2010-09-21T18:02:00</dc:date>
            </office:change-info>
          </text:insertion>
        </text:changed-region>
        <text:changed-region xml:id="ct94903294954176" text:id="ct94903294954176">
          <text:deletion>
            <office:change-info>
              <dc:creator>Tamino Dauth</dc:creator>
              <dc:date>2010-09-21T18:02:00</dc:date>
            </office:change-info>
            <text:p text:style-name="P1">"</text:p>
          </text:deletion>
        </text:changed-region>
        <text:changed-region xml:id="ct94903294954400" text:id="ct94903294954400">
          <text:insertion>
            <office:change-info>
              <dc:creator>Tamino Dauth</dc:creator>
              <dc:date>2010-09-21T18:02:00</dc:date>
            </office:change-info>
          </text:insertion>
        </text:changed-region>
        <text:changed-region xml:id="ct94903294839088" text:id="ct94903294839088">
          <text:format-change>
            <office:change-info>
              <dc:creator>Tamino Dauth</dc:creator>
              <dc:date>2010-11-07T23:33:00</dc:date>
            </office:change-info>
          </text:format-change>
        </text:changed-region>
        <text:changed-region xml:id="ct94903294838064" text:id="ct94903294838064">
          <text:deletion>
            <office:change-info>
              <dc:creator>Tamino Dauth</dc:creator>
              <dc:date>2010-02-04T15:19:00</dc:date>
            </office:change-info>
            <text:p text:style-name="P2">"</text:p>
          </text:deletion>
        </text:changed-region>
        <text:changed-region xml:id="ct94903294448640" text:id="ct94903294448640">
          <text:insertion>
            <office:change-info>
              <dc:creator>Tamino Dauth</dc:creator>
              <dc:date>2010-02-04T15:19:00</dc:date>
            </office:change-info>
          </text:insertion>
        </text:changed-region>
        <text:changed-region xml:id="ct94903294837008" text:id="ct94903294837008">
          <text:format-change>
            <office:change-info>
              <dc:creator>Tamino Dauth</dc:creator>
              <dc:date>2010-11-07T23:33:00</dc:date>
            </office:change-info>
          </text:format-change>
        </text:changed-region>
        <text:changed-region xml:id="ct94903294117872" text:id="ct94903294117872">
          <text:deletion>
            <office:change-info>
              <dc:creator>Tamino Dauth</dc:creator>
              <dc:date>2010-02-04T15:19:00</dc:date>
            </office:change-info>
            <text:p text:style-name="P2">"</text:p>
          </text:deletion>
        </text:changed-region>
        <text:changed-region xml:id="ct94903294936976" text:id="ct94903294936976">
          <text:insertion>
            <office:change-info>
              <dc:creator>Tamino Dauth</dc:creator>
              <dc:date>2010-02-04T15:19:00</dc:date>
            </office:change-info>
          </text:insertion>
        </text:changed-region>
        <text:changed-region xml:id="ct94903294937200" text:id="ct94903294937200">
          <text:format-change>
            <office:change-info>
              <dc:creator>Tamino Dauth</dc:creator>
              <dc:date>2010-11-07T23:33:00</dc:date>
            </office:change-info>
          </text:format-change>
        </text:changed-region>
        <text:changed-region xml:id="ct94903294839776" text:id="ct94903294839776">
          <text:deletion>
            <office:change-info>
              <dc:creator>Tamino Dauth</dc:creator>
              <dc:date>2010-02-04T15:19:00</dc:date>
            </office:change-info>
            <text:p text:style-name="P1">"</text:p>
          </text:deletion>
        </text:changed-region>
        <text:changed-region xml:id="ct94903294840416" text:id="ct94903294840416">
          <text:insertion>
            <office:change-info>
              <dc:creator>Tamino Dauth</dc:creator>
              <dc:date>2010-02-04T15:19:00</dc:date>
            </office:change-info>
          </text:insertion>
        </text:changed-region>
        <text:changed-region xml:id="ct94903294118096" text:id="ct94903294118096">
          <text:deletion>
            <office:change-info>
              <dc:creator>Tamino Dauth</dc:creator>
              <dc:date>2010-02-04T15:19:00</dc:date>
            </office:change-info>
            <text:p text:style-name="P1">"</text:p>
          </text:deletion>
        </text:changed-region>
        <text:changed-region xml:id="ct94903294937680" text:id="ct94903294937680">
          <text:insertion>
            <office:change-info>
              <dc:creator>Tamino Dauth</dc:creator>
              <dc:date>2010-02-04T15:19:00</dc:date>
            </office:change-info>
          </text:insertion>
        </text:changed-region>
        <text:changed-region xml:id="ct94903294937904" text:id="ct94903294937904">
          <text:deletion>
            <office:change-info>
              <dc:creator>Tamino Dauth</dc:creator>
              <dc:date>2010-02-04T15:19:00</dc:date>
            </office:change-info>
            <text:p text:style-name="P1">"</text:p>
          </text:deletion>
        </text:changed-region>
        <text:changed-region xml:id="ct94903294938128" text:id="ct94903294938128">
          <text:insertion>
            <office:change-info>
              <dc:creator>Tamino Dauth</dc:creator>
              <dc:date>2010-02-04T15:19:00</dc:date>
            </office:change-info>
          </text:insertion>
        </text:changed-region>
        <text:changed-region xml:id="ct94903294938352" text:id="ct94903294938352">
          <text:deletion>
            <office:change-info>
              <dc:creator>Tamino Dauth</dc:creator>
              <dc:date>2010-02-04T15:19:00</dc:date>
            </office:change-info>
            <text:p text:style-name="P1">"</text:p>
          </text:deletion>
        </text:changed-region>
        <text:changed-region xml:id="ct94903294938576" text:id="ct94903294938576">
          <text:insertion>
            <office:change-info>
              <dc:creator>Tamino Dauth</dc:creator>
              <dc:date>2010-02-04T15:19:00</dc:date>
            </office:change-info>
          </text:insertion>
        </text:changed-region>
        <text:changed-region xml:id="ct94903294938800" text:id="ct94903294938800">
          <text:insertion>
            <office:change-info>
              <dc:creator>Tamino Dauth</dc:creator>
              <dc:date>2010-02-04T15:19:00</dc:date>
            </office:change-info>
          </text:insertion>
        </text:changed-region>
        <text:changed-region xml:id="ct94903294842208" text:id="ct94903294842208">
          <text:deletion>
            <office:change-info>
              <dc:creator>Tamino Dauth</dc:creator>
              <dc:date>2010-02-04T15:19:00</dc:date>
            </office:change-info>
            <text:p text:style-name="P1">f</text:p>
          </text:deletion>
        </text:changed-region>
        <text:changed-region xml:id="ct94903294842432" text:id="ct94903294842432">
          <text:insertion>
            <office:change-info>
              <dc:creator>Tamino Dauth</dc:creator>
              <dc:date>2010-02-04T15:19:00</dc:date>
            </office:change-info>
          </text:insertion>
        </text:changed-region>
        <text:changed-region xml:id="ct94903294939760" text:id="ct94903294939760">
          <text:insertion>
            <office:change-info>
              <dc:creator>Tamino Dauth</dc:creator>
              <dc:date>2010-02-04T15:19:00</dc:date>
            </office:change-info>
          </text:insertion>
        </text:changed-region>
        <text:changed-region xml:id="ct94903294939984" text:id="ct94903294939984">
          <text:insertion>
            <office:change-info>
              <dc:creator>Tamino Dauth</dc:creator>
              <dc:date>2010-02-04T15:19:00</dc:date>
            </office:change-info>
          </text:insertion>
        </text:changed-region>
        <text:changed-region xml:id="ct94903294843776" text:id="ct94903294843776">
          <text:insertion>
            <office:change-info>
              <dc:creator>Tamino Dauth</dc:creator>
              <dc:date>2010-09-21T18:04:00</dc:date>
            </office:change-info>
          </text:insertion>
        </text:changed-region>
        <text:changed-region xml:id="ct94903294843344" text:id="ct94903294843344">
          <text:format-change>
            <office:change-info>
              <dc:creator>Tamino Dauth</dc:creator>
              <dc:date>2010-11-07T23:33:00</dc:date>
            </office:change-info>
          </text:format-change>
        </text:changed-region>
        <text:changed-region xml:id="ct94903294937424" text:id="ct94903294937424">
          <text:deletion>
            <office:change-info>
              <dc:creator>Tamino Dauth</dc:creator>
              <dc:date>2010-09-21T18:05:00</dc:date>
            </office:change-info>
            <text:p text:style-name="P2">"</text:p>
          </text:deletion>
        </text:changed-region>
        <text:changed-region xml:id="ct94903294940208" text:id="ct94903294940208">
          <text:insertion>
            <office:change-info>
              <dc:creator>Tamino Dauth</dc:creator>
              <dc:date>2010-09-21T18:05:00</dc:date>
            </office:change-info>
          </text:insertion>
        </text:changed-region>
        <text:changed-region xml:id="ct94903294940432" text:id="ct94903294940432">
          <text:format-change>
            <office:change-info>
              <dc:creator>Tamino Dauth</dc:creator>
              <dc:date>2010-11-07T23:33:00</dc:date>
            </office:change-info>
          </text:format-change>
        </text:changed-region>
        <text:changed-region xml:id="ct94903294940752" text:id="ct94903294940752">
          <text:deletion>
            <office:change-info>
              <dc:creator>Tamino Dauth</dc:creator>
              <dc:date>2010-09-21T18:05:00</dc:date>
            </office:change-info>
            <text:p text:style-name="P2">"</text:p>
          </text:deletion>
        </text:changed-region>
        <text:changed-region xml:id="ct94903294940976" text:id="ct94903294940976">
          <text:insertion>
            <office:change-info>
              <dc:creator>Tamino Dauth</dc:creator>
              <dc:date>2010-09-21T18:05:00</dc:date>
            </office:change-info>
          </text:insertion>
        </text:changed-region>
        <text:changed-region xml:id="ct94903294941200" text:id="ct94903294941200">
          <text:format-change>
            <office:change-info>
              <dc:creator>Tamino Dauth</dc:creator>
              <dc:date>2010-11-07T23:33:00</dc:date>
            </office:change-info>
          </text:format-change>
        </text:changed-region>
        <text:changed-region xml:id="ct94903294941424" text:id="ct94903294941424">
          <text:deletion>
            <office:change-info>
              <dc:creator>Tamino Dauth</dc:creator>
              <dc:date>2010-09-21T18:05:00</dc:date>
            </office:change-info>
            <text:p text:style-name="P1">"</text:p>
          </text:deletion>
        </text:changed-region>
        <text:changed-region xml:id="ct94903294941744" text:id="ct94903294941744">
          <text:insertion>
            <office:change-info>
              <dc:creator>Tamino Dauth</dc:creator>
              <dc:date>2010-09-21T18:05:00</dc:date>
            </office:change-info>
          </text:insertion>
        </text:changed-region>
        <text:changed-region xml:id="ct94903294941968" text:id="ct94903294941968">
          <text:deletion>
            <office:change-info>
              <dc:creator>Tamino Dauth</dc:creator>
              <dc:date>2010-09-21T18:05:00</dc:date>
            </office:change-info>
            <text:p text:style-name="P1">"</text:p>
          </text:deletion>
        </text:changed-region>
        <text:changed-region xml:id="ct94903294942192" text:id="ct94903294942192">
          <text:insertion>
            <office:change-info>
              <dc:creator>Tamino Dauth</dc:creator>
              <dc:date>2010-09-21T18:05:00</dc:date>
            </office:change-info>
          </text:insertion>
        </text:changed-region>
        <text:changed-region xml:id="ct94903294271984" text:id="ct94903294271984">
          <text:deletion>
            <office:change-info>
              <dc:creator>Tamino Dauth</dc:creator>
              <dc:date>2010-09-21T18:05:00</dc:date>
            </office:change-info>
            <text:p text:style-name="P1">"</text:p>
          </text:deletion>
        </text:changed-region>
        <text:changed-region xml:id="ct94903294841040" text:id="ct94903294841040">
          <text:insertion>
            <office:change-info>
              <dc:creator>Tamino Dauth</dc:creator>
              <dc:date>2010-09-21T18:05:00</dc:date>
            </office:change-info>
          </text:insertion>
        </text:changed-region>
        <text:changed-region xml:id="ct94903294272352" text:id="ct94903294272352">
          <text:deletion>
            <office:change-info>
              <dc:creator>Tamino Dauth</dc:creator>
              <dc:date>2010-09-21T18:05:00</dc:date>
            </office:change-info>
            <text:p text:style-name="P1">"</text:p>
          </text:deletion>
        </text:changed-region>
        <text:changed-region xml:id="ct94903294942672" text:id="ct94903294942672">
          <text:insertion>
            <office:change-info>
              <dc:creator>Tamino Dauth</dc:creator>
              <dc:date>2010-09-21T18:05:00</dc:date>
            </office:change-info>
          </text:insertion>
        </text:changed-region>
        <text:changed-region xml:id="ct94903294273184" text:id="ct94903294273184">
          <text:format-change>
            <office:change-info>
              <dc:creator>Tamino Dauth</dc:creator>
              <dc:date>2010-11-07T23:33:00</dc:date>
            </office:change-info>
          </text:format-change>
        </text:changed-region>
        <text:changed-region xml:id="ct94903294275856" text:id="ct94903294275856">
          <text:deletion>
            <office:change-info>
              <dc:creator>Tamino Dauth</dc:creator>
              <dc:date>2011-03-11T02:39:00</dc:date>
            </office:change-info>
            <text:p text:style-name="P1">Abgeordnete</text:p>
          </text:deletion>
        </text:changed-region>
        <text:changed-region xml:id="ct94903294942416" text:id="ct94903294942416">
          <text:insertion>
            <office:change-info>
              <dc:creator>Tamino Dauth</dc:creator>
              <dc:date>2011-03-11T02:39:00</dc:date>
            </office:change-info>
          </text:insertion>
        </text:changed-region>
        <text:changed-region xml:id="ct94903294944032" text:id="ct94903294944032">
          <text:insertion>
            <office:change-info>
              <dc:creator>Tamino Dauth</dc:creator>
              <dc:date>2010-02-04T15:19:00</dc:date>
            </office:change-info>
          </text:insertion>
        </text:changed-region>
        <text:changed-region xml:id="ct94903294944256" text:id="ct94903294944256">
          <text:deletion>
            <office:change-info>
              <dc:creator>Tamino Dauth</dc:creator>
              <dc:date>2010-02-04T15:19:00</dc:date>
            </office:change-info>
            <text:p text:style-name="P1">d</text:p>
          </text:deletion>
        </text:changed-region>
        <text:changed-region xml:id="ct94903294942896" text:id="ct94903294942896">
          <text:insertion>
            <office:change-info>
              <dc:creator>Tamino Dauth</dc:creator>
              <dc:date>2011-03-11T03:06:00</dc:date>
            </office:change-info>
          </text:insertion>
        </text:changed-region>
        <text:changed-region xml:id="ct94903294945760" text:id="ct94903294945760">
          <text:insertion>
            <office:change-info>
              <dc:creator>Tamino Dauth</dc:creator>
              <dc:date>2011-03-11T03:07:00</dc:date>
            </office:change-info>
          </text:insertion>
        </text:changed-region>
        <text:changed-region xml:id="ct94903294943312" text:id="ct94903294943312">
          <text:deletion>
            <office:change-info>
              <dc:creator>Tamino Dauth</dc:creator>
              <dc:date>2010-02-04T15:20:00</dc:date>
            </office:change-info>
            <text:p text:style-name="P1">"</text:p>
          </text:deletion>
        </text:changed-region>
        <text:changed-region xml:id="ct94903294944736" text:id="ct94903294944736">
          <text:insertion>
            <office:change-info>
              <dc:creator>Tamino Dauth</dc:creator>
              <dc:date>2010-02-04T15:20:00</dc:date>
            </office:change-info>
          </text:insertion>
        </text:changed-region>
        <text:changed-region xml:id="ct94903294944960" text:id="ct94903294944960">
          <text:deletion>
            <office:change-info>
              <dc:creator>Tamino Dauth</dc:creator>
              <dc:date>2010-02-04T15:20:00</dc:date>
            </office:change-info>
            <text:p text:style-name="P1">"</text:p>
          </text:deletion>
        </text:changed-region>
        <text:changed-region xml:id="ct94903294945184" text:id="ct94903294945184">
          <text:insertion>
            <office:change-info>
              <dc:creator>Tamino Dauth</dc:creator>
              <dc:date>2010-02-04T15:20:00</dc:date>
            </office:change-info>
          </text:insertion>
        </text:changed-region>
        <text:changed-region xml:id="ct94903294944480" text:id="ct94903294944480">
          <text:insertion>
            <office:change-info>
              <dc:creator>Unknown Author</dc:creator>
              <dc:date>2015-03-29T19:17:00</dc:date>
            </office:change-info>
          </text:insertion>
        </text:changed-region>
        <text:changed-region xml:id="ct94903294939232" text:id="ct94903294939232">
          <text:insertion>
            <office:change-info>
              <dc:creator>Unknown Author</dc:creator>
              <dc:date>2015-03-29T19:18:00</dc:date>
            </office:change-info>
          </text:insertion>
        </text:changed-region>
        <text:changed-region xml:id="ct94903294274080" text:id="ct94903294274080">
          <text:deletion>
            <office:change-info>
              <dc:creator>Tamino Dauth</dc:creator>
              <dc:date>2011-03-11T02:38:00</dc:date>
            </office:change-info>
            <text:p text:style-name="P1">"</text:p>
          </text:deletion>
        </text:changed-region>
        <text:changed-region xml:id="ct94903294943664" text:id="ct94903294943664">
          <text:insertion>
            <office:change-info>
              <dc:creator>Tamino Dauth</dc:creator>
              <dc:date>2011-03-11T02:38:00</dc:date>
            </office:change-info>
          </text:insertion>
        </text:changed-region>
        <text:changed-region xml:id="ct94903294946000" text:id="ct94903294946000">
          <text:deletion>
            <office:change-info>
              <dc:creator>Tamino Dauth</dc:creator>
              <dc:date>2011-03-11T02:38:00</dc:date>
            </office:change-info>
            <text:p text:style-name="P1">"</text:p>
          </text:deletion>
        </text:changed-region>
        <text:changed-region xml:id="ct94903294946224" text:id="ct94903294946224">
          <text:insertion>
            <office:change-info>
              <dc:creator>Tamino Dauth</dc:creator>
              <dc:date>2011-03-11T02:38:00</dc:date>
            </office:change-info>
          </text:insertion>
        </text:changed-region>
        <text:changed-region xml:id="ct94903294939504" text:id="ct94903294939504">
          <text:deletion>
            <office:change-info>
              <dc:creator>Tamino Dauth</dc:creator>
              <dc:date>2010-02-04T15:19:00</dc:date>
            </office:change-info>
            <text:p text:style-name="P3">"</text:p>
          </text:deletion>
        </text:changed-region>
        <text:changed-region xml:id="ct94903294261072" text:id="ct94903294261072">
          <text:insertion>
            <office:change-info>
              <dc:creator>Tamino Dauth</dc:creator>
              <dc:date>2010-02-04T15:19:00</dc:date>
            </office:change-info>
          </text:insertion>
        </text:changed-region>
        <text:changed-region xml:id="ct94903294948832" text:id="ct94903294948832">
          <text:deletion>
            <office:change-info>
              <dc:creator>Tamino Dauth</dc:creator>
              <dc:date>2010-02-04T15:19:00</dc:date>
            </office:change-info>
            <text:p text:style-name="P3">"</text:p>
          </text:deletion>
        </text:changed-region>
        <text:changed-region xml:id="ct94903294946704" text:id="ct94903294946704">
          <text:insertion>
            <office:change-info>
              <dc:creator>Tamino Dauth</dc:creator>
              <dc:date>2010-02-04T15:19:00</dc:date>
            </office:change-info>
          </text:insertion>
        </text:changed-region>
        <text:changed-region xml:id="ct94903294262336" text:id="ct94903294262336">
          <text:insertion>
            <office:change-info>
              <dc:creator>Tamino Dauth</dc:creator>
              <dc:date>2010-02-04T15:21:00</dc:date>
            </office:change-info>
          </text:insertion>
        </text:changed-region>
        <text:changed-region xml:id="ct94903294946448" text:id="ct94903294946448">
          <text:insertion>
            <office:change-info>
              <dc:creator>Tamino Dauth</dc:creator>
              <dc:date>2010-02-04T15:22:00</dc:date>
            </office:change-info>
          </text:insertion>
        </text:changed-region>
        <text:changed-region xml:id="ct94903294947184" text:id="ct94903294947184">
          <text:insertion>
            <office:change-info>
              <dc:creator>Unknown Author</dc:creator>
              <dc:date>2015-03-29T19:19:00</dc:date>
            </office:change-info>
          </text:insertion>
        </text:changed-region>
        <text:changed-region xml:id="ct94903294949056" text:id="ct94903294949056">
          <text:insertion>
            <office:change-info>
              <dc:creator>Unknown Author</dc:creator>
              <dc:date>2015-03-29T19:20:00</dc:date>
            </office:change-info>
          </text:insertion>
        </text:changed-region>
        <text:changed-region xml:id="ct94903294949280" text:id="ct94903294949280">
          <text:insertion>
            <office:change-info>
              <dc:creator>Unknown Author</dc:creator>
              <dc:date>2015-03-29T19:21:00</dc:date>
            </office:change-info>
          </text:insertion>
        </text:changed-region>
        <text:changed-region xml:id="ct94903294946928" text:id="ct94903294946928">
          <text:insertion>
            <office:change-info>
              <dc:creator>Unknown Author</dc:creator>
              <dc:date>2015-03-29T19:22:00</dc:date>
            </office:change-info>
          </text:insertion>
        </text:changed-region>
        <text:changed-region xml:id="ct94903294949504" text:id="ct94903294949504">
          <text:insertion>
            <office:change-info>
              <dc:creator>Unknown Author</dc:creator>
              <dc:date>2015-03-29T19:23:00</dc:date>
            </office:change-info>
          </text:insertion>
        </text:changed-region>
        <text:changed-region xml:id="ct94903294949968" text:id="ct94903294949968">
          <text:insertion>
            <office:change-info>
              <dc:creator>Unknown Author</dc:creator>
              <dc:date>2015-03-29T19:24:00</dc:date>
            </office:change-info>
          </text:insertion>
        </text:changed-region>
        <text:changed-region xml:id="ct94903294950448" text:id="ct94903294950448">
          <text:insertion>
            <office:change-info>
              <dc:creator>Unknown Author</dc:creator>
              <dc:date>2015-03-29T19:25:00</dc:date>
            </office:change-info>
          </text:insertion>
        </text:changed-region>
        <text:changed-region xml:id="ct94903294268800" text:id="ct94903294268800">
          <text:insertion>
            <office:change-info>
              <dc:creator>Unknown Author</dc:creator>
              <dc:date>2015-03-29T19:26:00</dc:date>
            </office:change-info>
          </text:insertion>
        </text:changed-region>
        <text:changed-region xml:id="ct94903294950928" text:id="ct94903294950928">
          <text:deletion>
            <office:change-info>
              <dc:creator>Tamino Dauth</dc:creator>
              <dc:date>2010-02-04T15:20:00</dc:date>
            </office:change-info>
            <text:p text:style-name="P3">"</text:p>
          </text:deletion>
        </text:changed-region>
        <text:changed-region xml:id="ct94903294951152" text:id="ct94903294951152">
          <text:insertion>
            <office:change-info>
              <dc:creator>Tamino Dauth</dc:creator>
              <dc:date>2010-02-04T15:20:00</dc:date>
            </office:change-info>
          </text:insertion>
        </text:changed-region>
        <text:changed-region xml:id="ct94903294951376" text:id="ct94903294951376">
          <text:deletion>
            <office:change-info>
              <dc:creator>Tamino Dauth</dc:creator>
              <dc:date>2010-02-04T15:20:00</dc:date>
            </office:change-info>
            <text:p text:style-name="P3">"</text:p>
          </text:deletion>
        </text:changed-region>
        <text:changed-region xml:id="ct94903294951808" text:id="ct94903294951808">
          <text:insertion>
            <office:change-info>
              <dc:creator>Tamino Dauth</dc:creator>
              <dc:date>2010-02-04T15:20:00</dc:date>
            </office:change-info>
          </text:insertion>
        </text:changed-region>
        <text:changed-region xml:id="ct94903294952032" text:id="ct94903294952032">
          <text:deletion>
            <office:change-info>
              <dc:creator>Tamino Dauth</dc:creator>
              <dc:date>2010-02-04T15:20:00</dc:date>
            </office:change-info>
            <text:p text:style-name="P3">"</text:p>
          </text:deletion>
        </text:changed-region>
        <text:changed-region xml:id="ct94903294952256" text:id="ct94903294952256">
          <text:insertion>
            <office:change-info>
              <dc:creator>Tamino Dauth</dc:creator>
              <dc:date>2010-02-04T15:20:00</dc:date>
            </office:change-info>
          </text:insertion>
        </text:changed-region>
        <text:changed-region xml:id="ct94903294952480" text:id="ct94903294952480">
          <text:deletion>
            <office:change-info>
              <dc:creator>Tamino Dauth</dc:creator>
              <dc:date>2010-02-04T15:20:00</dc:date>
            </office:change-info>
            <text:p text:style-name="P3">"</text:p>
          </text:deletion>
        </text:changed-region>
        <text:changed-region xml:id="ct94903294952704" text:id="ct94903294952704">
          <text:insertion>
            <office:change-info>
              <dc:creator>Tamino Dauth</dc:creator>
              <dc:date>2010-02-04T15:20:00</dc:date>
            </office:change-info>
          </text:insertion>
        </text:changed-region>
        <text:changed-region xml:id="ct94903294683680" text:id="ct94903294683680">
          <text:deletion>
            <office:change-info>
              <dc:creator>Tamino Dauth</dc:creator>
              <dc:date>2011-03-11T02:39:00</dc:date>
            </office:change-info>
            <text:p text:style-name="P4">startet</text:p>
          </text:deletion>
        </text:changed-region>
        <text:changed-region xml:id="ct94903294683904" text:id="ct94903294683904">
          <text:insertion>
            <office:change-info>
              <dc:creator>Tamino Dauth</dc:creator>
              <dc:date>2011-03-11T02:39:00</dc:date>
            </office:change-info>
          </text:insertion>
        </text:changed-region>
        <text:changed-region xml:id="ct94903294684128" text:id="ct94903294684128">
          <text:deletion>
            <office:change-info>
              <dc:creator>Tamino Dauth</dc:creator>
              <dc:date>2011-03-11T02:41:00</dc:date>
            </office:change-info>
            <text:p text:style-name="P4">Baradé</text:p>
          </text:deletion>
        </text:changed-region>
        <text:changed-region xml:id="ct94903294685824" text:id="ct94903294685824">
          <text:insertion>
            <office:change-info>
              <dc:creator>Tamino Dauth</dc:creator>
              <dc:date>2011-03-11T02:41:00</dc:date>
            </office:change-info>
          </text:insertion>
        </text:changed-region>
        <text:changed-region xml:id="ct94903294686048" text:id="ct94903294686048">
          <text:insertion>
            <office:change-info>
              <dc:creator>Tamino Dauth</dc:creator>
              <dc:date>2011-03-11T03:05:00</dc:date>
            </office:change-info>
          </text:insertion>
        </text:changed-region>
        <text:changed-region xml:id="ct94903294686272" text:id="ct94903294686272">
          <text:insertion>
            <office:change-info>
              <dc:creator>Tamino Dauth</dc:creator>
              <dc:date>2011-03-11T02:41:00</dc:date>
            </office:change-info>
          </text:insertion>
        </text:changed-region>
        <text:changed-region xml:id="ct94903294691872" text:id="ct94903294691872">
          <text:deletion>
            <office:change-info>
              <dc:creator>Tamino Dauth</dc:creator>
              <dc:date>2011-03-11T02:42:00</dc:date>
            </office:change-info>
            <text:p text:style-name="P4">Baradé</text:p>
          </text:deletion>
        </text:changed-region>
        <text:changed-region xml:id="ct94903294692096" text:id="ct94903294692096">
          <text:insertion>
            <office:change-info>
              <dc:creator>Tamino Dauth</dc:creator>
              <dc:date>2011-03-11T02:42:00</dc:date>
            </office:change-info>
          </text:insertion>
        </text:changed-region>
        <text:changed-region xml:id="ct94903294692320" text:id="ct94903294692320">
          <text:insertion>
            <office:change-info>
              <dc:creator>Tamino Dauth</dc:creator>
              <dc:date>2011-03-11T03:05:00</dc:date>
            </office:change-info>
          </text:insertion>
        </text:changed-region>
        <text:changed-region xml:id="ct94903294686496" text:id="ct94903294686496">
          <text:deletion>
            <office:change-info>
              <dc:creator>Tamino Dauth</dc:creator>
              <dc:date>2011-03-11T02:40:00</dc:date>
            </office:change-info>
            <text:p text:style-name="P4">...</text:p>
          </text:deletion>
        </text:changed-region>
        <text:changed-region xml:id="ct94903294877936" text:id="ct94903294877936">
          <text:insertion>
            <office:change-info>
              <dc:creator>Tamino Dauth</dc:creator>
              <dc:date>2011-03-11T03:05:00</dc:date>
            </office:change-info>
          </text:insertion>
        </text:changed-region>
        <text:changed-region xml:id="ct94903294878160" text:id="ct94903294878160">
          <text:insertion>
            <office:change-info>
              <dc:creator>Tamino Dauth</dc:creator>
              <dc:date>2011-03-11T02:42:00</dc:date>
            </office:change-info>
          </text:insertion>
        </text:changed-region>
        <text:changed-region xml:id="ct94903294671472" text:id="ct94903294671472">
          <text:deletion>
            <office:change-info>
              <dc:creator>Tamino Dauth</dc:creator>
              <dc:date>2011-03-11T02:48:00</dc:date>
            </office:change-info>
            <text:p text:style-name="P4">etwas</text:p>
          </text:deletion>
        </text:changed-region>
        <text:changed-region xml:id="ct94903294671696" text:id="ct94903294671696">
          <text:insertion>
            <office:change-info>
              <dc:creator>Tamino Dauth</dc:creator>
              <dc:date>2011-03-11T02:48:00</dc:date>
            </office:change-info>
          </text:insertion>
        </text:changed-region>
        <text:changed-region xml:id="ct94903294692544" text:id="ct94903294692544">
          <text:insertion>
            <office:change-info>
              <dc:creator>Tamino Dauth</dc:creator>
              <dc:date>2011-03-11T02:40:00</dc:date>
            </office:change-info>
          </text:insertion>
        </text:changed-region>
        <text:changed-region xml:id="ct94903294692768" text:id="ct94903294692768">
          <text:insertion>
            <office:change-info>
              <dc:creator>Tamino Dauth</dc:creator>
              <dc:date>2011-03-11T02:40:00</dc:date>
            </office:change-info>
          </text:insertion>
        </text:changed-region>
        <text:changed-region xml:id="ct94903294693200" text:id="ct94903294693200">
          <text:insertion>
            <office:change-info>
              <dc:creator>Tamino Dauth</dc:creator>
              <dc:date>2011-03-11T02:42:00</dc:date>
            </office:change-info>
          </text:insertion>
        </text:changed-region>
        <text:changed-region xml:id="ct94903294902624" text:id="ct94903294902624">
          <text:deletion>
            <office:change-info>
              <dc:creator>Tamino Dauth</dc:creator>
              <dc:date>2011-03-11T02:41:00</dc:date>
            </office:change-info>
            <text:p text:style-name="P4">Hauptmann …:</text:p>
          </text:deletion>
        </text:changed-region>
        <text:changed-region xml:id="ct94903294950192" text:id="ct94903294950192">
          <text:insertion>
            <office:change-info>
              <dc:creator>Tamino Dauth</dc:creator>
              <dc:date>2011-03-11T02:41:00</dc:date>
            </office:change-info>
          </text:insertion>
        </text:changed-region>
        <text:changed-region xml:id="ct94903294901488" text:id="ct94903294901488">
          <text:deletion>
            <office:change-info>
              <dc:creator>Tamino Dauth</dc:creator>
              <dc:date>2011-03-11T02:43:00</dc:date>
            </office:change-info>
            <text:p text:style-name="P4">Hmm, ich war mir zunächst nicht sicher, aber nun ...</text:p>
          </text:deletion>
        </text:changed-region>
        <text:changed-region xml:id="ct94903294878624" text:id="ct94903294878624">
          <text:insertion>
            <office:change-info>
              <dc:creator>Tamino Dauth</dc:creator>
              <dc:date>2011-03-11T02:45:00</dc:date>
            </office:change-info>
          </text:insertion>
        </text:changed-region>
        <text:changed-region xml:id="ct94903294693680" text:id="ct94903294693680">
          <text:insertion>
            <office:change-info>
              <dc:creator>Tamino Dauth</dc:creator>
              <dc:date>2011-03-11T02:43:00</dc:date>
            </office:change-info>
          </text:insertion>
        </text:changed-region>
        <text:changed-region xml:id="ct94903294693904" text:id="ct94903294693904">
          <text:insertion>
            <office:change-info>
              <dc:creator>Tamino Dauth</dc:creator>
              <dc:date>2011-03-11T02:45:00</dc:date>
            </office:change-info>
          </text:insertion>
        </text:changed-region>
        <text:changed-region xml:id="ct94903294694128" text:id="ct94903294694128">
          <text:insertion>
            <office:change-info>
              <dc:creator>Tamino Dauth</dc:creator>
              <dc:date>2011-03-11T02:46:00</dc:date>
            </office:change-info>
          </text:insertion>
        </text:changed-region>
        <text:changed-region xml:id="ct94903294903264" text:id="ct94903294903264">
          <text:deletion>
            <office:change-info>
              <dc:creator>Tamino Dauth</dc:creator>
              <dc:date>2011-03-11T02:45:00</dc:date>
            </office:change-info>
            <text:p text:style-name="P4">Nun w</text:p>
          </text:deletion>
        </text:changed-region>
        <text:changed-region xml:id="ct94903294693424" text:id="ct94903294693424">
          <text:insertion>
            <office:change-info>
              <dc:creator>Tamino Dauth</dc:creator>
              <dc:date>2011-03-11T02:45:00</dc:date>
            </office:change-info>
          </text:insertion>
        </text:changed-region>
        <text:changed-region xml:id="ct94903294902208" text:id="ct94903294902208">
          <text:insertion>
            <office:change-info>
              <dc:creator>Tamino Dauth</dc:creator>
              <dc:date>2011-03-11T02:45:00</dc:date>
            </office:change-info>
          </text:insertion>
        </text:changed-region>
        <text:changed-region xml:id="ct94903294903568" text:id="ct94903294903568">
          <text:insertion>
            <office:change-info>
              <dc:creator>Tamino Dauth</dc:creator>
              <dc:date>2011-03-11T02:46:00</dc:date>
            </office:change-info>
          </text:insertion>
        </text:changed-region>
        <text:changed-region xml:id="ct94903294694592" text:id="ct94903294694592">
          <text:deletion>
            <office:change-info>
              <dc:creator>Tamino Dauth</dc:creator>
              <dc:date>2011-03-11T02:45:00</dc:date>
            </office:change-info>
            <text:p text:style-name="P4">… </text:p>
          </text:deletion>
        </text:changed-region>
        <text:changed-region xml:id="ct94903294904736" text:id="ct94903294904736">
          <text:insertion>
            <office:change-info>
              <dc:creator>Tamino Dauth</dc:creator>
              <dc:date>2011-03-11T03:05:00</dc:date>
            </office:change-info>
          </text:insertion>
        </text:changed-region>
        <text:changed-region xml:id="ct94903294904960" text:id="ct94903294904960">
          <text:deletion>
            <office:change-info>
              <dc:creator>Tamino Dauth</dc:creator>
              <dc:date>2011-03-11T02:47:00</dc:date>
            </office:change-info>
            <text:p text:style-name="P4">… </text:p>
          </text:deletion>
        </text:changed-region>
        <text:changed-region xml:id="ct94903294694880" text:id="ct94903294694880">
          <text:insertion>
            <office:change-info>
              <dc:creator>Tamino Dauth</dc:creator>
              <dc:date>2011-03-11T03:05:00</dc:date>
            </office:change-info>
          </text:insertion>
        </text:changed-region>
        <text:changed-region xml:id="ct94903294695104" text:id="ct94903294695104">
          <text:insertion>
            <office:change-info>
              <dc:creator>Tamino Dauth</dc:creator>
              <dc:date>2011-03-11T02:48:00</dc:date>
            </office:change-info>
          </text:insertion>
        </text:changed-region>
        <text:changed-region xml:id="ct94903294695328" text:id="ct94903294695328">
          <text:insertion>
            <office:change-info>
              <dc:creator>Tamino Dauth</dc:creator>
              <dc:date>2011-03-11T02:48:00</dc:date>
            </office:change-info>
          </text:insertion>
        </text:changed-region>
        <text:changed-region xml:id="ct94903294695552" text:id="ct94903294695552">
          <text:insertion>
            <office:change-info>
              <dc:creator>Tamino Dauth</dc:creator>
              <dc:date>2011-03-11T02:49:00</dc:date>
            </office:change-info>
          </text:insertion>
        </text:changed-region>
        <text:changed-region xml:id="ct94903294906048" text:id="ct94903294906048">
          <text:insertion>
            <office:change-info>
              <dc:creator>Tamino Dauth</dc:creator>
              <dc:date>2011-03-11T02:50:00</dc:date>
            </office:change-info>
          </text:insertion>
        </text:changed-region>
        <text:changed-region xml:id="ct94903294903792" text:id="ct94903294903792">
          <text:insertion>
            <office:change-info>
              <dc:creator>Tamino Dauth</dc:creator>
              <dc:date>2011-03-11T02:51:00</dc:date>
            </office:change-info>
          </text:insertion>
        </text:changed-region>
        <text:changed-region xml:id="ct94903294904016" text:id="ct94903294904016">
          <text:insertion>
            <office:change-info>
              <dc:creator>Tamino Dauth</dc:creator>
              <dc:date>2011-03-11T02:52:00</dc:date>
            </office:change-info>
          </text:insertion>
        </text:changed-region>
        <text:changed-region xml:id="ct94903294906752" text:id="ct94903294906752">
          <text:insertion>
            <office:change-info>
              <dc:creator>Tamino Dauth</dc:creator>
              <dc:date>2011-03-11T02:53:00</dc:date>
            </office:change-info>
          </text:insertion>
        </text:changed-region>
        <text:changed-region xml:id="ct94903294947792" text:id="ct94903294947792">
          <text:insertion>
            <office:change-info>
              <dc:creator>Tamino Dauth</dc:creator>
              <dc:date>2011-03-11T03:05:00</dc:date>
            </office:change-info>
          </text:insertion>
        </text:changed-region>
        <text:changed-region xml:id="ct94903294948016" text:id="ct94903294948016">
          <text:insertion>
            <office:change-info>
              <dc:creator>Tamino Dauth</dc:creator>
              <dc:date>2011-03-11T02:54:00</dc:date>
            </office:change-info>
          </text:insertion>
        </text:changed-region>
        <text:changed-region xml:id="ct94903294698560" text:id="ct94903294698560">
          <text:insertion>
            <office:change-info>
              <dc:creator>Tamino Dauth</dc:creator>
              <dc:date>2011-03-11T02:55:00</dc:date>
            </office:change-info>
          </text:insertion>
        </text:changed-region>
        <text:changed-region xml:id="ct94903294698096" text:id="ct94903294698096">
          <text:insertion>
            <office:change-info>
              <dc:creator>Tamino Dauth</dc:creator>
              <dc:date>2011-03-11T02:56:00</dc:date>
            </office:change-info>
          </text:insertion>
        </text:changed-region>
        <text:changed-region xml:id="ct94903294698976" text:id="ct94903294698976">
          <text:insertion>
            <office:change-info>
              <dc:creator>Unknown Author</dc:creator>
              <dc:date>2011-06-15T18:49:00</dc:date>
            </office:change-info>
          </text:insertion>
        </text:changed-region>
        <text:changed-region xml:id="ct94903294948496" text:id="ct94903294948496">
          <text:insertion>
            <office:change-info>
              <dc:creator>Tamino Dauth</dc:creator>
              <dc:date>2011-03-11T02:56:00</dc:date>
            </office:change-info>
          </text:insertion>
        </text:changed-region>
        <text:changed-region xml:id="ct94903294699200" text:id="ct94903294699200">
          <text:deletion>
            <office:change-info>
              <dc:creator>Tamino Dauth</dc:creator>
              <dc:date>2011-03-11T03:11:00</dc:date>
            </office:change-info>
            <text:p text:style-name="P4">Noch fertig schreiben. E</text:p>
          </text:deletion>
        </text:changed-region>
        <text:changed-region xml:id="ct94903294908112" text:id="ct94903294908112">
          <text:insertion>
            <office:change-info>
              <dc:creator>Tamino Dauth</dc:creator>
              <dc:date>2011-03-11T03:11:00</dc:date>
            </office:change-info>
          </text:insertion>
        </text:changed-region>
        <text:changed-region xml:id="ct94903294699680" text:id="ct94903294699680">
          <text:deletion>
            <office:change-info>
              <dc:creator>Tamino Dauth</dc:creator>
              <dc:date>2010-09-21T17:55:00</dc:date>
            </office:change-info>
            <text:p text:style-name="P4">"</text:p>
          </text:deletion>
        </text:changed-region>
        <text:changed-region xml:id="ct94903294699904" text:id="ct94903294699904">
          <text:insertion>
            <office:change-info>
              <dc:creator>Tamino Dauth</dc:creator>
              <dc:date>2010-09-21T17:55:00</dc:date>
            </office:change-info>
          </text:insertion>
        </text:changed-region>
        <text:changed-region xml:id="ct94903294700128" text:id="ct94903294700128">
          <text:deletion>
            <office:change-info>
              <dc:creator>Tamino Dauth</dc:creator>
              <dc:date>2010-09-21T17:55:00</dc:date>
            </office:change-info>
            <text:p text:style-name="P4">"</text:p>
          </text:deletion>
        </text:changed-region>
        <text:changed-region xml:id="ct94903294700352" text:id="ct94903294700352">
          <text:insertion>
            <office:change-info>
              <dc:creator>Tamino Dauth</dc:creator>
              <dc:date>2010-09-21T17:55:00</dc:date>
            </office:change-info>
          </text:insertion>
        </text:changed-region>
        <text:changed-region xml:id="ct94903294909360" text:id="ct94903294909360">
          <text:deletion>
            <office:change-info>
              <dc:creator>Tamino Dauth</dc:creator>
              <dc:date>2010-09-21T17:55:00</dc:date>
            </office:change-info>
            <text:p text:style-name="P4">"</text:p>
          </text:deletion>
        </text:changed-region>
        <text:changed-region xml:id="ct94903294908336" text:id="ct94903294908336">
          <text:insertion>
            <office:change-info>
              <dc:creator>Tamino Dauth</dc:creator>
              <dc:date>2010-09-21T17:55:00</dc:date>
            </office:change-info>
          </text:insertion>
        </text:changed-region>
        <text:changed-region xml:id="ct94903294700576" text:id="ct94903294700576">
          <text:deletion>
            <office:change-info>
              <dc:creator>Tamino Dauth</dc:creator>
              <dc:date>2010-09-21T17:55:00</dc:date>
            </office:change-info>
            <text:p text:style-name="P4">"</text:p>
          </text:deletion>
        </text:changed-region>
        <text:changed-region xml:id="ct94903294700800" text:id="ct94903294700800">
          <text:insertion>
            <office:change-info>
              <dc:creator>Tamino Dauth</dc:creator>
              <dc:date>2010-09-21T17:55:00</dc:date>
            </office:change-info>
          </text:insertion>
        </text:changed-region>
        <text:changed-region xml:id="ct94903294703424" text:id="ct94903294703424">
          <text:insertion>
            <office:change-info>
              <dc:creator>Tamino Dauth</dc:creator>
              <dc:date>2011-03-11T03:12:00</dc:date>
            </office:change-info>
          </text:insertion>
        </text:changed-region>
        <text:changed-region xml:id="ct94903294706944" text:id="ct94903294706944">
          <text:insertion>
            <office:change-info>
              <dc:creator>Tamino Dauth</dc:creator>
              <dc:date>2011-03-11T03:13:00</dc:date>
            </office:change-info>
          </text:insertion>
        </text:changed-region>
        <text:changed-region xml:id="ct94903294708336" text:id="ct94903294708336">
          <text:insertion>
            <office:change-info>
              <dc:creator>Tamino Dauth</dc:creator>
              <dc:date>2011-03-11T03:14:00</dc:date>
            </office:change-info>
          </text:insertion>
        </text:changed-region>
        <text:changed-region xml:id="ct94903294705216" text:id="ct94903294705216">
          <text:deletion>
            <office:change-info>
              <dc:creator>Tamino Dauth</dc:creator>
              <dc:date>2010-09-21T17:55:00</dc:date>
            </office:change-info>
            <text:p text:style-name="P5">"</text:p>
          </text:deletion>
        </text:changed-region>
        <text:changed-region xml:id="ct94903294703792" text:id="ct94903294703792">
          <text:insertion>
            <office:change-info>
              <dc:creator>Tamino Dauth</dc:creator>
              <dc:date>2010-09-21T17:55:00</dc:date>
            </office:change-info>
          </text:insertion>
        </text:changed-region>
        <text:changed-region xml:id="ct94903294708560" text:id="ct94903294708560">
          <text:deletion>
            <office:change-info>
              <dc:creator>Tamino Dauth</dc:creator>
              <dc:date>2010-09-21T17:55:00</dc:date>
            </office:change-info>
            <text:p text:style-name="P5">"</text:p>
          </text:deletion>
        </text:changed-region>
        <text:changed-region xml:id="ct94903294707808" text:id="ct94903294707808">
          <text:insertion>
            <office:change-info>
              <dc:creator>Tamino Dauth</dc:creator>
              <dc:date>2010-09-21T17:55:00</dc:date>
            </office:change-info>
          </text:insertion>
        </text:changed-region>
        <text:changed-region xml:id="ct94903294906976" text:id="ct94903294906976">
          <text:deletion>
            <office:change-info>
              <dc:creator>Tamino Dauth</dc:creator>
              <dc:date>2010-09-21T17:55:00</dc:date>
            </office:change-info>
            <text:p text:style-name="P5">"</text:p>
          </text:deletion>
        </text:changed-region>
        <text:changed-region xml:id="ct94903294701024" text:id="ct94903294701024">
          <text:insertion>
            <office:change-info>
              <dc:creator>Tamino Dauth</dc:creator>
              <dc:date>2010-09-21T17:55:00</dc:date>
            </office:change-info>
          </text:insertion>
        </text:changed-region>
        <text:changed-region xml:id="ct94903294701248" text:id="ct94903294701248">
          <text:deletion>
            <office:change-info>
              <dc:creator>Tamino Dauth</dc:creator>
              <dc:date>2010-09-21T17:55:00</dc:date>
            </office:change-info>
            <text:p text:style-name="P5">"</text:p>
          </text:deletion>
        </text:changed-region>
        <text:changed-region xml:id="ct94903294704272" text:id="ct94903294704272">
          <text:insertion>
            <office:change-info>
              <dc:creator>Tamino Dauth</dc:creator>
              <dc:date>2010-09-21T17:55:00</dc:date>
            </office:change-info>
          </text:insertion>
        </text:changed-region>
        <text:changed-region xml:id="ct94903294704496" text:id="ct94903294704496">
          <text:deletion>
            <office:change-info>
              <dc:creator>Tamino Dauth</dc:creator>
              <dc:date>2010-09-21T17:55:00</dc:date>
            </office:change-info>
            <text:p text:style-name="P5">"</text:p>
          </text:deletion>
        </text:changed-region>
        <text:changed-region xml:id="ct94903294704720" text:id="ct94903294704720">
          <text:insertion>
            <office:change-info>
              <dc:creator>Tamino Dauth</dc:creator>
              <dc:date>2010-09-21T17:55:00</dc:date>
            </office:change-info>
          </text:insertion>
        </text:changed-region>
        <text:changed-region xml:id="ct94903294711328" text:id="ct94903294711328">
          <text:deletion>
            <office:change-info>
              <dc:creator>Tamino Dauth</dc:creator>
              <dc:date>2010-09-21T17:55:00</dc:date>
            </office:change-info>
            <text:p text:style-name="P5">"</text:p>
          </text:deletion>
        </text:changed-region>
        <text:changed-region xml:id="ct94903294711552" text:id="ct94903294711552">
          <text:insertion>
            <office:change-info>
              <dc:creator>Tamino Dauth</dc:creator>
              <dc:date>2010-09-21T17:55:00</dc:date>
            </office:change-info>
          </text:insertion>
        </text:changed-region>
        <text:changed-region xml:id="ct94903294711776" text:id="ct94903294711776">
          <text:insertion>
            <office:change-info>
              <dc:creator>Tamino Dauth</dc:creator>
              <dc:date>2010-09-21T17:55:00</dc:date>
            </office:change-info>
          </text:insertion>
        </text:changed-region>
        <text:changed-region xml:id="ct94903294914224" text:id="ct94903294914224">
          <text:deletion>
            <office:change-info>
              <dc:creator>Tamino Dauth</dc:creator>
              <dc:date>2010-02-04T15:25:00</dc:date>
            </office:change-info>
            <text:p text:style-name="Heading_20_2">"</text:p>
          </text:deletion>
        </text:changed-region>
        <text:changed-region xml:id="ct94903294912352" text:id="ct94903294912352">
          <text:insertion>
            <office:change-info>
              <dc:creator>Tamino Dauth</dc:creator>
              <dc:date>2010-02-04T15:25:00</dc:date>
            </office:change-info>
          </text:insertion>
        </text:changed-region>
        <text:changed-region xml:id="ct94903294911712" text:id="ct94903294911712">
          <text:deletion>
            <office:change-info>
              <dc:creator>Tamino Dauth</dc:creator>
              <dc:date>2010-02-04T15:25:00</dc:date>
            </office:change-info>
            <text:p text:style-name="Heading_20_2">"</text:p>
          </text:deletion>
        </text:changed-region>
        <text:changed-region xml:id="ct94903294912672" text:id="ct94903294912672">
          <text:insertion>
            <office:change-info>
              <dc:creator>Tamino Dauth</dc:creator>
              <dc:date>2010-02-04T15:25:00</dc:date>
            </office:change-info>
          </text:insertion>
        </text:changed-region>
        <text:changed-region xml:id="ct94903294914992" text:id="ct94903294914992">
          <text:deletion>
            <office:change-info>
              <dc:creator>Tamino Dauth</dc:creator>
              <dc:date>2010-09-21T17:55:00</dc:date>
            </office:change-info>
            <text:p text:style-name="P4">e</text:p>
          </text:deletion>
        </text:changed-region>
        <text:changed-region xml:id="ct94903294702000" text:id="ct94903294702000">
          <text:deletion>
            <office:change-info>
              <dc:creator>Tamino Dauth</dc:creator>
              <dc:date>2010-02-04T15:25:00</dc:date>
            </office:change-info>
            <text:p text:style-name="P4">"</text:p>
          </text:deletion>
        </text:changed-region>
        <text:changed-region xml:id="ct94903294712256" text:id="ct94903294712256">
          <text:insertion>
            <office:change-info>
              <dc:creator>Tamino Dauth</dc:creator>
              <dc:date>2010-02-04T15:25:00</dc:date>
            </office:change-info>
          </text:insertion>
        </text:changed-region>
        <text:changed-region xml:id="ct94903294712480" text:id="ct94903294712480">
          <text:deletion>
            <office:change-info>
              <dc:creator>Tamino Dauth</dc:creator>
              <dc:date>2010-02-04T15:25:00</dc:date>
            </office:change-info>
            <text:p text:style-name="P4">"</text:p>
          </text:deletion>
        </text:changed-region>
        <text:changed-region xml:id="ct94903294712704" text:id="ct94903294712704">
          <text:insertion>
            <office:change-info>
              <dc:creator>Tamino Dauth</dc:creator>
              <dc:date>2010-02-04T15:25:00</dc:date>
            </office:change-info>
          </text:insertion>
        </text:changed-region>
        <text:changed-region xml:id="ct94903294713008" text:id="ct94903294713008">
          <text:deletion>
            <office:change-info>
              <dc:creator>Tamino Dauth</dc:creator>
              <dc:date>2010-09-21T17:55:00</dc:date>
            </office:change-info>
            <text:p text:style-name="P4">"</text:p>
          </text:deletion>
        </text:changed-region>
        <text:changed-region xml:id="ct94903294724688" text:id="ct94903294724688">
          <text:insertion>
            <office:change-info>
              <dc:creator>Tamino Dauth</dc:creator>
              <dc:date>2010-09-21T17:55:00</dc:date>
            </office:change-info>
          </text:insertion>
        </text:changed-region>
        <text:changed-region xml:id="ct94903294724912" text:id="ct94903294724912">
          <text:insertion>
            <office:change-info>
              <dc:creator>Tamino Dauth</dc:creator>
              <dc:date>2010-09-21T17:55:00</dc:date>
            </office:change-info>
          </text:insertion>
        </text:changed-region>
        <text:changed-region xml:id="ct94903294915280" text:id="ct94903294915280">
          <text:deletion>
            <office:change-info>
              <dc:creator>Tamino Dauth</dc:creator>
              <dc:date>2010-09-21T17:55:00</dc:date>
            </office:change-info>
            <text:p text:style-name="P4">"</text:p>
          </text:deletion>
        </text:changed-region>
        <text:changed-region xml:id="ct94903294725136" text:id="ct94903294725136">
          <text:insertion>
            <office:change-info>
              <dc:creator>Tamino Dauth</dc:creator>
              <dc:date>2010-09-21T17:55:00</dc:date>
            </office:change-info>
          </text:insertion>
        </text:changed-region>
        <text:changed-region xml:id="ct94903294725360" text:id="ct94903294725360">
          <text:deletion>
            <office:change-info>
              <dc:creator>Tamino Dauth</dc:creator>
              <dc:date>2010-09-21T17:55:00</dc:date>
            </office:change-info>
            <text:p text:style-name="P4">"</text:p>
          </text:deletion>
        </text:changed-region>
        <text:changed-region xml:id="ct94903294725584" text:id="ct94903294725584">
          <text:insertion>
            <office:change-info>
              <dc:creator>Tamino Dauth</dc:creator>
              <dc:date>2010-09-21T17:55:00</dc:date>
            </office:change-info>
          </text:insertion>
        </text:changed-region>
        <text:changed-region xml:id="ct94903294726064" text:id="ct94903294726064">
          <text:deletion>
            <office:change-info>
              <dc:creator>Tamino Dauth</dc:creator>
              <dc:date>2010-02-04T15:26:00</dc:date>
            </office:change-info>
            <text:p text:style-name="Heading_20_2">"</text:p>
          </text:deletion>
        </text:changed-region>
        <text:changed-region xml:id="ct94903294726288" text:id="ct94903294726288">
          <text:insertion>
            <office:change-info>
              <dc:creator>Tamino Dauth</dc:creator>
              <dc:date>2010-02-04T15:26:00</dc:date>
            </office:change-info>
          </text:insertion>
        </text:changed-region>
        <text:changed-region xml:id="ct94903294726512" text:id="ct94903294726512">
          <text:deletion>
            <office:change-info>
              <dc:creator>Tamino Dauth</dc:creator>
              <dc:date>2010-02-04T15:26:00</dc:date>
            </office:change-info>
            <text:p text:style-name="Heading_20_2">"</text:p>
          </text:deletion>
        </text:changed-region>
        <text:changed-region xml:id="ct94903294725808" text:id="ct94903294725808">
          <text:insertion>
            <office:change-info>
              <dc:creator>Tamino Dauth</dc:creator>
              <dc:date>2010-02-04T15:26:00</dc:date>
            </office:change-info>
          </text:insertion>
        </text:changed-region>
        <text:changed-region xml:id="ct94903294918768" text:id="ct94903294918768">
          <text:insertion>
            <office:change-info>
              <dc:creator>Tamino Dauth</dc:creator>
              <dc:date>2010-02-04T15:27:00</dc:date>
            </office:change-info>
          </text:insertion>
        </text:changed-region>
        <text:changed-region xml:id="ct94903294726736" text:id="ct94903294726736">
          <text:insertion>
            <office:change-info>
              <dc:creator>Tamino Dauth</dc:creator>
              <dc:date>2010-02-04T15:26:00</dc:date>
            </office:change-info>
          </text:insertion>
        </text:changed-region>
        <text:changed-region xml:id="ct94903294727248" text:id="ct94903294727248">
          <text:deletion>
            <office:change-info>
              <dc:creator>Tamino Dauth</dc:creator>
              <dc:date>2010-02-04T15:26:00</dc:date>
            </office:change-info>
            <text:p text:style-name="P5"/>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change-start text:change-id="ct94903294934384"/>Über das Stadtwesen:<text:change-end text:change-id="ct94903294934384"/></text:p>
      <text:p text:style-name="P10">Holzbruck ist eine reiche, unabhängige Handelsstadt. Das bedeutet, dass dort die reichen Händler, Bürger bzw. Zünfte das Sagen haben und deren gewählter Vertreter, der Bürgermeister. Das Bürgertum spielt dort eine große Rolle, es befinden <text:change text:change-id="ct94903294934784"/>nämlich auch Leibeigene in der Stadt, die<text:change-start text:change-id="ct94903294935056"/> Anspruch auf<text:change-end text:change-id="ct94903294935056"/> ihr Stadtrecht <text:change text:change-id="ct94903294934064"/><text:change-start text:change-id="ct94903294935280"/>nehmen<text:change-end text:change-id="ct94903294935280"/><text:change text:change-id="ct94903294935600"/> wollen und darauf hoffen ein Jahr in der Stadt auszuharren, bis sie selbst als Bürger gelten.</text:p>
      <text:p text:style-name="P10">Neben dem Bürgermeister werden Abgeordnete für einzelne Bereiche gewählt, die bei Gesetzesänderungen mit<text:change-start text:change-id="ct94903294936080"/> <text:change-end text:change-id="ct94903294936080"/>abstimmen und somit der Bürgermeister nicht alleine das Sagen hat. Jedoch zählt die Stimme des Bürgermeisters doppelt und die der Abgeordneten nur einfach. Die Abgeordneten und der Bürgermeister werden auch <text:change text:change-id="ct94903294936304"/><text:change-start text:change-id="ct94903294933696"/>„<text:change-end text:change-id="ct94903294933696"/>der Stadtrat<text:change text:change-id="ct94903294933472"/><text:change-start text:change-id="ct94903294936528"/>“<text:change-end text:change-id="ct94903294936528"/> genannt. Dieser Stadtrat wird alle zwei Jahre neu gewählt. Wählen dürfen sämtliche Bürger der Stadt (auch Frauen, kein Gammelmittelalter ALTA<text:change-start text:change-id="ct94903294936752"/>, jedoch eben keine Leibeigenen usw.<text:change-end text:change-id="ct94903294936752"/>).<text:change-start text:change-id="ct94903294935824"/></text:p>
      <text:p text:style-name="P10">Wer neuer Bürger der Stadt wird, entscheidet der Stadtrat.</text:p>
      <text:p text:style-name="P10">Das Bürgerrecht ist selbstverständlich erblich.<text:change-end text:change-id="ct94903294935824"/></text:p>
      <text:p text:style-name="P10">Einst gab es in der Stadt auch Patrizier bzw. <text:change text:change-id="ct94903294953536"/><text:change-start text:change-id="ct94903294953952"/>„<text:change-end text:change-id="ct94903294953952"/>Geschlechter<text:change text:change-id="ct94903294954176"/><text:change-start text:change-id="ct94903294954400"/>“<text:change-end text:change-id="ct94903294954400"/>, die versuchten in ihren Handelsgilden das Erbrecht durchzusetzen und dies auch auf wichtige Ämter zu übertragen. Sie entstammten ehemaligen Adeligen und wollten ihre Macht zurück erlangen. Diese wurden jedoch von den Handwerkern der Zünfte und anderen ärmeren Bürgern vertrieben oder entmachtet.</text:p>
      <text:p text:style-name="P10">Nun haben hauptsächlich die Zünfte das Sagen, jedoch darf tatsächlich jeder Bürger wählen, selbst die Leibeigenen, die zu Bürgern geworden sind.</text:p>
      <text:p text:style-name="P1"/>
      <text:p text:style-name="P2"><text:change-start text:change-id="ct94903294839088"/>Das Dorf <text:change-end text:change-id="ct94903294839088"/><text:change text:change-id="ct94903294838064"/><text:change-start text:change-id="ct94903294448640"/>„<text:change-end text:change-id="ct94903294448640"/><text:change-start text:change-id="ct94903294837008"/>Holzingen<text:change-end text:change-id="ct94903294837008"/><text:change text:change-id="ct94903294117872"/><text:change-start text:change-id="ct94903294936976"/>“<text:change-end text:change-id="ct94903294936976"/><text:change-start text:change-id="ct94903294937200"/>:<text:change-end text:change-id="ct94903294937200"/></text:p>
      <text:p text:style-name="P10">Die Stadt selbst hat einen Schultheiß, der wie die meisten <text:change text:change-id="ct94903294839776"/><text:change-start text:change-id="ct94903294840416"/>„<text:change-end text:change-id="ct94903294840416"/>niederen<text:change text:change-id="ct94903294118096"/><text:change-start text:change-id="ct94903294937680"/>“<text:change-end text:change-id="ct94903294937680"/> Beamten vom Stadtrat bestimmt wird. Dieser kümmert sich um die Verpflichtungen des Dorfes <text:change text:change-id="ct94903294937904"/><text:change-start text:change-id="ct94903294938128"/>„<text:change-end text:change-id="ct94903294938128"/>Holzingen<text:change text:change-id="ct94903294938352"/><text:change-start text:change-id="ct94903294938576"/>“<text:change-end text:change-id="ct94903294938576"/>. Außerdem ist der Schultheiß Richter der niederen Gerichtsbarkeit und urteilt im Dorf über Recht und Unrecht.</text:p>
      <text:p text:style-name="P10">Das Dorf selbst hat nochmals einen eigenen Vertreter, den Dorfherrn bzw. wohlhaben<text:change-start text:change-id="ct94903294938800"/>d<text:change-end text:change-id="ct94903294938800"/>sten Bauern, den Hufner, welcher selbst Pferde und Gespanne besitzt. Aber selbst dieser ist verpflichtet, den Anweisungen des Schultheißes <text:change text:change-id="ct94903294842208"/><text:change-start text:change-id="ct94903294842432"/>F<text:change-end text:change-id="ct94903294842432"/>olge<text:change-start text:change-id="ct94903294939760"/> <text:change-end text:change-id="ct94903294939760"/>zu<text:change-start text:change-id="ct94903294939984"/> <text:change-end text:change-id="ct94903294939984"/>leisten, jedoch genießt das Dorf dennoch eine gewisse Unabhängigkeit und Freiheit, sowie Zusicherung des Schutzes in der Stadt bei einer Bedrohung. Die großen Felder vor den Stadtmauern werden von den Dorfbewohnern bebaut und geerntet. Sie sind verpflichtet einen gewissen Teil ihrer Ernte den Stadtbewohnern für einen vertraglich vereinbarten Preis zu verkaufen. <text:change-start text:change-id="ct94903294843776"/></text:p>
      <text:p text:style-name="P10">Bei der Bewirtschaftung wird die Dreifelderwirtschaft verwendet. Fluss, Wiesen und Wälder sind Allmende der Bauern, jedoch muss deren Nutzung auch mit der Stadt vereinbart werden, zumindest bei größeren Vorhaben.</text:p>
      <text:p text:style-name="P10"><text:change-end text:change-id="ct94903294843776"/>Im Dorf leben neben den Bauern noch Holzfäller, Jäger, Steinmetze und sogar ein Schmied (ein Grobschmied). Auch die Jäger, Holzfäller und Steinmetze sind verpflichtet, einen Teil ihrer Ware an die Stadt zu verkaufen. Bei ihnen existieren ebenfalls Verträge (teilweise mit einzelnen Personen), zu welchem Preis dies geschieht.</text:p>
      <text:p text:style-name="P1"/>
      <text:p text:style-name="P2"><text:change-start text:change-id="ct94903294843344"/>Die ehemalige Burg <text:change-end text:change-id="ct94903294843344"/><text:change text:change-id="ct94903294937424"/><text:change-start text:change-id="ct94903294940208"/>„<text:change-end text:change-id="ct94903294940208"/><text:change-start text:change-id="ct94903294940432"/>Wasserfels<text:change-end text:change-id="ct94903294940432"/><text:change text:change-id="ct94903294940752"/><text:change-start text:change-id="ct94903294940976"/>“<text:change-end text:change-id="ct94903294940976"/><text:change-start text:change-id="ct94903294941200"/>:<text:change-end text:change-id="ct94903294941200"/></text:p>
      <text:p text:style-name="P10">Im Norden befindet sich die ehemalige Burg <text:change text:change-id="ct94903294941424"/><text:change-start text:change-id="ct94903294941744"/>„<text:change-end text:change-id="ct94903294941744"/>Wasserfels<text:change text:change-id="ct94903294941968"/><text:change-start text:change-id="ct94903294942192"/>“<text:change-end text:change-id="ct94903294942192"/>. In dieser haust nun ein Hauptmann (nicht Baradé) und überwacht von dort aus die Umgebung. Dort befindet sich auch ein großer Holzhaufen, um ein Signalfeuer zu entzünden, sobald die vermuteten Belagerer eintreffen.</text:p>
      <text:p text:style-name="P10">Einst lebte dort ein Ritter, dem das Land in der Umgebung gehörte, jedoch wurden seine Nachfahren, Mitglieder der <text:change text:change-id="ct94903294271984"/><text:change-start text:change-id="ct94903294841040"/>„<text:change-end text:change-id="ct94903294841040"/>Geschlechter<text:change text:change-id="ct94903294272352"/><text:change-start text:change-id="ct94903294942672"/>“<text:change-end text:change-id="ct94903294942672"/> von den anderen Bürgern inzwischen vertrieben.</text:p>
      <text:p text:style-name="P1"/>
      <text:p text:style-name="P2"><text:change-start text:change-id="ct94903294273184"/>Spielverlauf:<text:change-end text:change-id="ct94903294273184"/></text:p>
      <text:p text:style-name="P10">Der <text:change text:change-id="ct94903294275856"/><text:change-start text:change-id="ct94903294942416"/>Abgeordnete<text:change-end text:change-id="ct94903294942416"/> für die Verteidigung und Sicherheit der Stadt ist Arnulf (Herkunft: Germanisch, Bedeutung: Scharfsichtig wie ein Adler - zäh wie ein Wolf). Er wurde vom Stadtrat als solcher bestimmt.</text:p>
      <text:p text:style-name="P10">Die Charakterklassenwahl findet am Hafen auf dem Schiff statt.</text:p>
      <text:p text:style-name="P10"><text:soft-page-break/>Die Charaktere kommen mit dem Langboot nach Holzbruck. Die Nordmänner wollen sich so bald wie möglich auf die Suche nach Wigberhts Vater machen und verschwinden im nördlichen Wald.</text:p>
      <text:p text:style-name="P10">Die Charaktere melden sich beim Sta<text:change-start text:change-id="ct94903294944032"/>d<text:change-end text:change-id="ct94903294944032"/>t<text:change text:change-id="ct94903294944256"/>rat, welcher sie an an Arnulf verweist, welcher sie wiederum zur einem seiner Hauptmänner schickt, der in Wahrheit Baradé ist und sich dort eingeschlichen hat.</text:p>
      <text:p text:style-name="P10">Dieser lässt die Charaktere zunächst ein paar Aufträge erledigen. <text:change-start text:change-id="ct94903294942896"/>Zunächst müssen sie eine Sekte aufdecken, einen angeblich wahnsinnigen Totenbeschwörer-Blut-Kult, dessen Mitglieder bereits in der Nä<text:change-end text:change-id="ct94903294942896"/><text:change-start text:change-id="ct94903294945760"/>he von Talras ihr Unwesen trieben. Der Stadtrat vermutet, dass es eine dem König feindlich gesinnte Gruppierung ist. Später stellt sich heraus, dass die Mitglieder dieser Sekte wegen Deranor kamen. Sie versuchen alle möglichen Leute zu kaufen oder zu töten, um die Kontrolle über die Stadt zu erlangen. Danach folgt der zweite Auftrag.</text:p>
      <text:p text:style-name="P10"><text:change-end text:change-id="ct94903294945760"/>Laut den Leuten steht eine Belagerung der Stadt durch Orks und Dunkelelfen kurz bevor, weshalb der Hauptmann sie zum Dorf <text:change text:change-id="ct94903294943312"/><text:change-start text:change-id="ct94903294944736"/>„<text:change-end text:change-id="ct94903294944736"/>Holzingen<text:change text:change-id="ct94903294944960"/><text:change-start text:change-id="ct94903294945184"/>“<text:change-end text:change-id="ct94903294945184"/> schickt, in welchem die Dorfbewohner angewiesen werden sollen, das Dorf zu verlassen und alle Vorräte mit in die Stadt zu nehmen.</text:p>
      <text:p text:style-name="P10">Nach erfolgreichem Abschluss dieses Vorhaben , erkennt Baradé die Tüchtigkeit der Charaktere und weiht sie in seinen Plan ein. Er erzählt ihnen, dass er der Herrscher der Dunkelelfen sei und der Bruder des Königs der Hochelfen, jedoch selbst ein Mensch, wie seine Mutter. und davon dass der Herrscher Deranor in Holzbruck gefangen gehalten wird und er ihn auf seine Seite ziehen will<text:change-start text:change-id="ct94903294944480"/> <text:span text:style-name="T4">(ACHTUNG: Deranor wird optional in Talras „besiegt“. Es stellt </text:span><text:change-end text:change-id="ct94903294944480"/><text:change-start text:change-id="ct94903294939232"/><text:span text:style-name="T4">sich hier heraus, dass eine seiner zahlreichen Erscheinungen vernichtet wurde. Deranor ist selbst als Gefangener in der Lage, Projektionen seines Geistes in beschworenen Körpern handeln zu lassen)</text:span><text:change-end text:change-id="ct94903294939232"/>.</text:p>
      <text:p text:style-name="P10">Die Charaktere können sich nach der Einweihung für oder gegen Baradé entscheiden. Entscheiden sie sich gegen ihn, so befreit er selbst Deranor und verschwindet. Es gibt keine kriegerische Auseinandersetzung bei Baradés Befreiungsaktion, da die Charaktere mit Arnulf bereits zu spät im Gefängnis eintreffen.</text:p>
      <text:p text:style-name="P10">Entscheiden sie sich für ihn, so müssen sie Deranor befreien und verschwinden mit Baradé aus der Stadt. Bei der Belagerung stehen sie auf Baradés Seite.</text:p>
      <text:p text:style-name="P10">In beiden Fällen geht die Belagerung siegreich für die Belagerer aus. Wigberht erscheint erst am Ende wieder und sieht, wie die Stadt fällt.</text:p>
      <text:p text:style-name="P10">Der Stadtrat und Arnulf werden getötet und das Langboot angezündet.</text:p>
      <text:p text:style-name="P10">Er kreist die Charaktere ein und behandelt sie als Freunde, falls sie zu den Verteidigern gehören.</text:p>
      <text:p text:style-name="P10">Am Ende teleportiert sich Baradé mit den Charakteren als Freunde in seine Festung. Diese wird allerdings erst in der nächsten Karte gezeigt.</text:p>
      <text:p text:style-name="P10"/>
      <text:p text:style-name="P10">Der Name des Auftrags Baradés lautet „Rückzug“.</text:p>
      <text:p text:style-name="P10">Dabei geht es darum die Bauern, Wilderer und andere Siedler aus dem vor der Stadt gelegenen Dorf <text:change text:change-id="ct94903294274080"/><text:change-start text:change-id="ct94903294943664"/>„<text:change-end text:change-id="ct94903294943664"/>Holzingen<text:change text:change-id="ct94903294946000"/><text:change-start text:change-id="ct94903294946224"/>“<text:change-end text:change-id="ct94903294946224"/> in die Burg zu evakuieren und dabei alle Vorräte usw. in die Stadt zu schaffen.</text:p>
      <text:p text:style-name="P1"/>
      <text:p text:style-name="Heading_20_2">Video <text:change text:change-id="ct94903294939504"/><text:change-start text:change-id="ct94903294261072"/>„<text:change-end text:change-id="ct94903294261072"/>Ankunft in Holzbruck<text:change text:change-id="ct94903294948832"/><text:change-start text:change-id="ct94903294946704"/>“<text:change-end text:change-id="ct94903294946704"/><text:change-start text:change-id="ct94903294262336"/></text:p>
      <text:p text:style-name="P17">Die Kamerafahrt beginnt am Kartenrand, dort wo der Fluss in die Karte mün<text:change-end text:change-id="ct94903294262336"/><text:change-start text:change-id="ct94903294946448"/>det, und folgt dessen Verlauf in die Stadt hinein.<text:change-end text:change-id="ct94903294946448"/></text:p>
      <text:p text:style-name="P11"><text:change-start text:change-id="ct94903294947184"/>Das Langboot fährt den Fluss entlang in die Stadt hinein. <text:change-end text:change-id="ct94903294947184"/><text:change-start text:change-id="ct94903294949056"/>Auf einem Turm steht ein Wächter, der das Boot eintreffen sieht und ihnen entgegenruft „He da, wer kommt dort den Fluss entlang? Nennt euren Namen Fremder!“. Wigberht, der vorne a<text:change-end text:change-id="ct94903294949056"/><text:change-start text:change-id="ct94903294949280"/>m Boot steht entgegnet: „Ich bin Wigberht, Sohn des Königs der Nordmänner. Gewährt uns Eintritt, wir kommen als Freunde!“<text:change-end text:change-id="ct94903294949280"/><text:change-start text:change-id="ct94903294946928"/></text:p>
      <text:p text:style-name="P12">Der Wächter antwortet: „Der Eintritt sei Euch gewährt Nordmann!“.</text:p>
      <text:p text:style-name="P12">Das Boot fährt an den Steg. <text:span text:style-name="T5">Die Nordmänner und der Charakter steigen aus dem Boot.</text:span></text:p>
      <text:p text:style-name="P13">W<text:change-end text:change-id="ct94903294946928"/><text:change-start text:change-id="ct94903294949504"/>igberht: „Wir haben Euch hier her gebracht. Nun könnt ihr euch um die Verstärkung für den Herzog kümmern. Ich aber werde mit Ricman und meinen Männern weiter nach meinem Vater suchen.“</text:p>
      <text:p text:style-name="P13">Wigberht: „Wir müssen ihn finden, bevor <text:change-end text:change-id="ct94903294949504"/><text:change-start text:change-id="ct94903294949968"/>diese Bestien ihn töten!“</text:p>
      <text:p text:style-name="P13"><text:soft-page-break/>Ricman: „Nehmt euch vor den Menschen in dieser Stadt in Acht. Ich hörte, dass sie keinem Anführer mehr folgen. Sie sind dank ihres Wohlstandes nun „frei“.“</text:p>
      <text:p text:style-name="P13">Ricman: „Wenn die Orks und Dunkelfen hier einfallen, werden sie wahrscheinlich dem Erdb<text:change-end text:change-id="ct94903294949968"/><text:change-start text:change-id="ct94903294950448"/>oden gleichgemacht.“</text:p>
      <text:p text:style-name="P13">Ricman: „Nehmt einfach, was ihr braucht und verschwindet wieder auf dem Landweg, außer wir treffen mit Wigberhts Vater rechtzeitig wieder hier ein. Jedoch solltet ihr besser nicht auf uns warten.“</text:p>
      <text:p text:style-name="P13">Wigberht: „Lebt wohl<text:change-end text:change-id="ct94903294950448"/><text:change-start text:change-id="ct94903294268800"/>, ihr seid tapfere Krieger das weiß ich wohl. M<text:span text:style-name="T6">öge der Ruhm stets mit euch sein!“</text:span></text:p>
      <text:p text:style-name="P14">Wigberht und die Nordmänner gehen los. Überblendung.</text:p>
      <text:p text:style-name="P14">Wigberht und die Nordmänner verschwinden im Wald.<text:change-end text:change-id="ct94903294268800"/></text:p>
      <text:p text:style-name="P1"/>
      <text:p text:style-name="Heading_20_2">Auftragsverlauf des Auftrags <text:change text:change-id="ct94903294950928"/><text:change-start text:change-id="ct94903294951152"/>„<text:change-end text:change-id="ct94903294951152"/>Rückzug<text:change text:change-id="ct94903294951376"/><text:change-start text:change-id="ct94903294951808"/>“<text:change-end text:change-id="ct94903294951808"/></text:p>
      <text:p text:style-name="P1"/>
      <text:p text:style-name="P1"/>
      <text:p text:style-name="Heading_20_2">Video <text:change text:change-id="ct94903294952032"/><text:change-start text:change-id="ct94903294952256"/>„<text:change-end text:change-id="ct94903294952256"/>Flucht aus Holzingen<text:change text:change-id="ct94903294952480"/><text:change-start text:change-id="ct94903294952704"/>“<text:change-end text:change-id="ct94903294952704"/></text:p>
      <text:p text:style-name="P1">Man sieht, wie sämtliche Bewohner aus Holzingen dieses verlassen und in die Stadt einziehen.</text:p>
      <text:p text:style-name="P1"/>
      <text:p text:style-name="P1"/>
      <text:h text:style-name="P21" text:outline-level="2">Video „Deranor“</text:h>
      <text:p text:style-name="P19">Ist nur noch das letzte Ziel des Auftrags „Rückzug“ nicht abgeschlossen und einer der Charaktere betritt das Gasthaus, so <text:change text:change-id="ct94903294683680"/><text:change-start text:change-id="ct94903294683904"/>beginnt<text:change-end text:change-id="ct94903294683904"/> ein Video.</text:p>
      <text:p text:style-name="P19">Man sieht <text:change text:change-id="ct94903294684128"/><text:change-start text:change-id="ct94903294685824"/>Hauptmann <text:change-end text:change-id="ct94903294685824"/><text:change-start text:change-id="ct94903294686048"/>...<text:change-end text:change-id="ct94903294686048"/> an einem Tisch sitzen. <text:change-start text:change-id="ct94903294686272"/>Im Hintergrund ein Kaminfeuer, eine angenehm ruhige Atmosphäre. <text:change-end text:change-id="ct94903294686272"/>Der Charakter betritt das Gasthaus und läuft auf <text:change text:change-id="ct94903294691872"/><text:change-start text:change-id="ct94903294692096"/>Hauptmann <text:change-end text:change-id="ct94903294692096"/><text:change-start text:change-id="ct94903294692320"/>...<text:change-end text:change-id="ct94903294692320"/> zu. Er bleibt vor ihm stehen.</text:p>
      <text:p text:style-name="P19">Charakter: „Wir haben das Dorf evakuiert. Die Bewohner begeben sich in Kürze in die Stadt.“</text:p>
      <text:p text:style-name="P19">Hauptmann <text:change text:change-id="ct94903294686496"/><text:change-start text:change-id="ct94903294877936"/>...<text:change-end text:change-id="ct94903294877936"/>: „<text:change-start text:change-id="ct94903294878160"/>(ruhig) <text:change-end text:change-id="ct94903294878160"/>Ich bin beeindruckt. Ihr scheint tatsächlich <text:change text:change-id="ct94903294671472"/><text:change-start text:change-id="ct94903294671696"/>euren Sold<text:change-end text:change-id="ct94903294671696"/> wert zu sein, wenn ihr eine solche Aufgabe so schnell erledigt. Hier habt ihr zunächst <text:change-start text:change-id="ct94903294692544"/>ein<text:change-end text:change-id="ct94903294692544"/>mal euren Sold für den erfolgreich abgeschlossenen Auftrag.“<text:change-start text:change-id="ct94903294692768"/></text:p>
      <text:p text:style-name="P19">Der Hauptmann sieht aus einem Fenster des Gasthauses.<text:change-end text:change-id="ct94903294692768"/><text:change-start text:change-id="ct94903294693200"/> Der Blick des Charakters folgt seinem Blick.<text:change-end text:change-id="ct94903294693200"/></text:p>
      <text:p text:style-name="P19"><text:change text:change-id="ct94903294902624"/><text:change-start text:change-id="ct94903294950192"/>Hauptmann ...:<text:change-end text:change-id="ct94903294950192"/> „<text:change text:change-id="ct94903294901488"/><text:change-start text:change-id="ct94903294878624"/>(murmelnd) <text:change-end text:change-id="ct94903294878624"/><text:change-start text:change-id="ct94903294693680"/>Und tief verborgen lag der Schatten, ihn hochzuholen war zu schwer, so blieb er ewig bei den Ratten, bis, dass ihn keiner <text:change-end text:change-id="ct94903294693680"/><text:change-start text:change-id="ct94903294693904"/><text:s/>holte mehr.<text:change-end text:change-id="ct94903294693904"/>“<text:change-start text:change-id="ct94903294694128"/></text:p>
      <text:p text:style-name="P19">Der Charakter sieht den Hauptmann an.<text:change-end text:change-id="ct94903294694128"/></text:p>
      <text:p text:style-name="P19">Charakter: „<text:change text:change-id="ct94903294903264"/><text:change-start text:change-id="ct94903294693424"/>W<text:change-end text:change-id="ct94903294693424"/>as<text:change-start text:change-id="ct94903294902208"/> <text:change-end text:change-id="ct94903294902208"/>?“<text:change-start text:change-id="ct94903294903568"/></text:p>
      <text:p text:style-name="P19">Der Hauptmann sieht den Charakter an.<text:change-end text:change-id="ct94903294903568"/></text:p>
      <text:p text:style-name="P19">Hauptmann <text:change text:change-id="ct94903294694592"/><text:change-start text:change-id="ct94903294904736"/>...<text:change-end text:change-id="ct94903294904736"/>: „Ich glaube, es ist an der Zeit euch eine Geschichte zu erzählen und euch in einige Dinge einzuweihen, von denen ihr vielleicht wissen solltet. Ich stelle die Leute gerne vor eine Wahl, anstatt sie im Dunkeln tappen zu lassen. Allerdings nur, wenn ich auch den Eindruck habe, dass es das wert ist.“</text:p>
      <text:p text:style-name="P19">Hauptmann <text:change text:change-id="ct94903294904960"/><text:change-start text:change-id="ct94903294694880"/>...<text:change-end text:change-id="ct94903294694880"/>: „Also dann, zu meiner Geschichte. Es geht um einen Gefangenen. Er befindet sich in dieser Stadt<text:change-start text:change-id="ct94903294695104"/>, in Holzbruck<text:change-end text:change-id="ct94903294695104"/>.“<text:change-start text:change-id="ct94903294695328"/></text:p>
      <text:p text:style-name="P19">Hauptmann ...: „<text:change-end text:change-id="ct94903294695328"/><text:change-start text:change-id="ct94903294695552"/>Er ist ein Freund oder wird es besser gesagt hoffentlich bald sein. Natürlich würde ich ihm deshalb gerne helfen, aber das wä<text:change-end text:change-id="ct94903294695552"/><text:change-start text:change-id="ct94903294906048"/>re für den Stadtrat und die meisten Bewohner dieses Königreiches ein Verbrechen und Verbrecher werden nur zu gerne hingerichtet, also würde ich aus einem Toten zwei machen.“</text:p>
      <text:p text:style-name="P19">Hauptmann ...: „Zweifellos könnt ihr euch nun denken, dass ich nicht der bin, <text:change-end text:change-id="ct94903294906048"/><text:change-start text:change-id="ct94903294903792"/>für den ich mich ausgebe, zumal ich mein Amt als Hauptmann noch nicht allzu lange ausübe, doch seit versichert, <text:soft-page-break/>dass es zunächst für euch nicht von Bedeutung ist, wer ich bin.“</text:p>
      <text:p text:style-name="P19">Hauptmann ...: „Viel wichtiger ist, dass diese Stadt fallen wir<text:change-end text:change-id="ct94903294903792"/><text:change-start text:change-id="ct94903294904016"/>d. Die Orks und Dunkelelfen werden sie einnehmen, aber was geschieht dann mit euch?“</text:p>
      <text:p text:style-name="P19">Charakter: „Wieso seid Ihr Euch da so sicher?“</text:p>
      <text:p text:style-name="P19">Hauptmann ...: „Nun, ich kenne die Orks und vor allem die Dunkelelfen besser als die meisten, sogar s<text:change-end text:change-id="ct94903294904016"/><text:change-start text:change-id="ct94903294906752"/>ie sich selbst. Ich weiß, wie viele kommen werden und ich weiß, wie viele Menschen kommen werden, um diese Stadt zu verteidigen.“</text:p>
      <text:p text:style-name="P19">Hauptmann ...: „Ich bin über alles im Bilde, so traurig und langweilig es manchem auch erscheinen mag, aber sonst wäre ich jetzt nicht hier.“</text:p>
      <text:p text:style-name="P19">Hauptmann <text:change-end text:change-id="ct94903294906752"/><text:change-start text:change-id="ct94903294947792"/>...<text:change-end text:change-id="ct94903294947792"/><text:change-start text:change-id="ct94903294948016"/>: „Wie auch immer. Bevor die große Schlacht beginnt, will ich meinen zukünftigen Freund befreien und verschwinden, damit wir beide das Ganze überleben.<text:change-end text:change-id="ct94903294948016"/><text:change-start text:change-id="ct94903294698560"/>“</text:p>
      <text:p text:style-name="P19">Charakter: „Wer genau ist der Gefangene?“</text:p>
      <text:p text:style-name="P19">Hauptmann ...: „Sein Name ist Deranor und die Sektenanhänger, die ihr aufspüren solltet, sind seinetwegen gekommen, nicht etwa aus Unmut über den König, na gut, vielleicht aufgrund von beidem.“</text:p>
      <text:p text:style-name="P19">Hauptmann ...: „Er wird als Verräter angesehen und soll bald in der Hauptstadt hingerichtet werden.“</text:p>
      <text:p text:style-name="P19">Charakter: „Und wieso weiß keiner außer Euch von ihm?“</text:p>
      <text:p text:style-name="P19">Hauptmann ...: „Der Stadtrat weiß davon. Es wird geheimgehalten, aber nicht von mir. Ich stehe mit dieser sogenannten „Sekte“ in Verbindung und gab ihnen den Tipp. Allerdings schafften sie es bis jetzt nicht, ihn zu befreien und ich selbst wollte meine Tarnung noch nicht auffliegen lassen.“</text:p>
      <text:p text:style-name="P19">Hauptmann <text:span text:style-name="T3">…</text:span>: „Zudem glaube ich inzwischen, dass es sich bei dieser Sekte um wahrhaft kranke Gestalten handelt.“</text:p>
      <text:p text:style-name="P19">Hauptmann ...: „Ja, ich kämpfe für die andere Seite, wenn wir uns auf zwei beschränken. Ich höchst persönlich werde das Heer des Feindes anführen, zusammen mit meinem künftigen Freund.“</text:p>
      <text:p text:style-name="P19">Charakter: „Habt Ihr keine Angst davor, dass ich Euch verraten oder töten könnte?“</text:p>
      <text:p text:style-name="P19">Hauptmann ...: „Ich habe es in Betracht gezogen. Die Angst habe ich verloren, aufgrund persönlicher Ereignisse, aber dennoch würde ich es vorziehen zu fliehen, solltet ihr versuchen mich zu töten.“</text:p>
      <text:p text:style-name="P19">Hauptmann ...: „Ihr müsst euch entscheiden<text:change-end text:change-id="ct94903294698560"/><text:change-start text:change-id="ct94903294698096"/>: Entweder ihr helft mir und verschwindet mit mir, noch bevor das Heer hier eintrifft oder ihr meldet meinen Verrat und halte<text:change-end text:change-id="ct94903294698096"/><text:change-start text:change-id="ct94903294698976"/>t<text:change-end text:change-id="ct94903294698976"/><text:change-start text:change-id="ct94903294948496"/> mich auf.“</text:p>
      <text:p text:style-name="P19">Hauptmann ...: „Ich weiß, dass ihr der Beute folgt und keinen Gewinn außer Acht lassen würdet, zumindest nicht einen solch hohen. Eine Schlacht steht bevor und ihr könnt nicht einfach weiterziehen, selbst wenn das Frieden bedeutete.“</text:p>
      <text:p text:style-name="P19"><text:change-end text:change-id="ct94903294948496"/></text:p>
      <text:p text:style-name="P19"><text:change text:change-id="ct94903294699200"/><text:change-start text:change-id="ct94903294908112"/>E<text:change-end text:change-id="ct94903294908112"/>r erzählt nur über Deranor, alles andere kommt erst in der 3. Karte!</text:p>
      <text:p text:style-name="P19"/>
      <text:p text:style-name="P19">Option 1: Baradé helfen</text:p>
      <text:p text:style-name="P19">Die Spieler stimmen dafür Baradé zu helfen. Die Wachen in Deranors Gefängnis werden feindlich und die Charaktere starten am Anfang dessen und kämpfen sich zu Deranor durch. Eventuell wehren sich die Wachen erst, wenn eine von ihnen angegriffen wird. Baradé stellt den Charakteren ein Schreiben aus, mit dem sie zunächst ins Gefängnis gelassen werden.</text:p>
      <text:p text:style-name="P19">Haben sie Deranor befreit, können sie ihn steuern. Zurück am Ausgang kommt die Videosequenz <text:change text:change-id="ct94903294699680"/><text:change-start text:change-id="ct94903294699904"/>„<text:change-end text:change-id="ct94903294699904"/>Die Belagerer<text:change text:change-id="ct94903294700128"/><text:change-start text:change-id="ct94903294700352"/>“<text:change-end text:change-id="ct94903294700352"/>.</text:p>
      <text:p text:style-name="P19"/>
      <text:p text:style-name="P19">Option 2: Baradé verraten</text:p>
      <text:p text:style-name="P19">Die Spieler stimmen dafür Baradé zu verraten. Baradé ist enttäuscht und teleportiert sich augenblicklich davon. Es folgt die Videosequenz <text:change text:change-id="ct94903294909360"/><text:change-start text:change-id="ct94903294908336"/>„<text:change-end text:change-id="ct94903294908336"/>Die Verteidiger<text:change text:change-id="ct94903294700576"/><text:change-start text:change-id="ct94903294700800"/>“<text:change-end text:change-id="ct94903294700800"/>.</text:p>
      <text:p text:style-name="P4"/>
      <text:h text:style-name="P21" text:outline-level="2">Video „Die <text:s/>Belagerer“<text:change-start text:change-id="ct94903294703424"/></text:h>
      <text:h text:style-name="P16" text:outline-level="2">Es geht zunächst im Gasthaus weiter:</text:h>
      <text:h text:style-name="P16" text:outline-level="2"><text:soft-page-break/>Charakter: „Gut, wir helfen euch, ihn zu befreien.“</text:h>
      <text:h text:style-name="P18" text:outline-level="2"><text:span text:style-name="T1">Hauptmann </text:span><text:change-end text:change-id="ct94903294703424"/><text:change-start text:change-id="ct94903294706944"/><text:span text:style-name="T2">…</text:span><text:span text:style-name="T1">: „So habt ihr euer Leben für den Moment nicht verschwendet. Folgt mir, ich weiß, wo er gefangen gehalt</text:span><text:change-end text:change-id="ct94903294706944"/><text:change-start text:change-id="ct94903294708336"/><text:span text:style-name="T1">en wird.“</text:span></text:h>
      <text:h text:style-name="P16" text:outline-level="2">---<text:change-end text:change-id="ct94903294708336"/></text:h>
      <text:p text:style-name="P15">Soldaten strömen zu den Charakteren und Deranor. Baradé teleportiert sich vor die Gruppe und mit ihr weg neben das Dorf <text:change text:change-id="ct94903294705216"/><text:change-start text:change-id="ct94903294703792"/>„<text:change-end text:change-id="ct94903294703792"/>Holzingen<text:change text:change-id="ct94903294708560"/><text:change-start text:change-id="ct94903294707808"/>“<text:change-end text:change-id="ct94903294707808"/>.</text:p>
      <text:p text:style-name="P15">Er spricht kurz mit Deranor, sagt, dass dessen teilweise Truppen eingetroffen sind und sie mit der Belagerung beginnen sollten. Er wendet sich den Charakteren zu und schlägt ihnen vor, sich an der Belagerung zu beteiligen.</text:p>
      <text:p text:style-name="P15">Dann ruft ein Krieger <text:change text:change-id="ct94903294906976"/><text:change-start text:change-id="ct94903294701024"/>„<text:change-end text:change-id="ct94903294701024"/>Sie haben das Leuchtfeuer entzündet!<text:change text:change-id="ct94903294701248"/><text:change-start text:change-id="ct94903294704272"/>“<text:change-end text:change-id="ct94903294704272"/>. Alle blicken zur Burg <text:change text:change-id="ct94903294704496"/><text:change-start text:change-id="ct94903294704720"/>„<text:change-end text:change-id="ct94903294704720"/>Wasserfels<text:change text:change-id="ct94903294711328"/><text:change-start text:change-id="ct94903294711552"/>“<text:change-end text:change-id="ct94903294711552"/> hinauf und man sieht das brennende Leuchtfeuer. Dann sieht man Arnulf in der Stadt, der seinen Kri<text:change-start text:change-id="ct94903294711776"/>e<text:change-end text:change-id="ct94903294711776"/>gern befiehlt, sie sollen sich kampfbereit machen.</text:p>
      <text:p text:style-name="P5"/>
      <text:p text:style-name="Heading_20_2">Video <text:change text:change-id="ct94903294914224"/><text:change-start text:change-id="ct94903294912352"/>„<text:change-end text:change-id="ct94903294912352"/>Die Verteidiger<text:change text:change-id="ct94903294911712"/><text:change-start text:change-id="ct94903294912672"/>“<text:change-end text:change-id="ct94903294912672"/></text:p>
      <text:p text:style-name="P19">Die Charaktere gehen zu Arnulf und berichten ihm von Baradés Plan. Dieser sagt, dass Deranor ein sehr gefährlicher Anfüh<text:change text:change-id="ct94903294914992"/>rer der Untotenbrut wäre und er auf keinen Fall befreit werden dürfe.</text:p>
      <text:p text:style-name="P19">Gemeinsam gehen sie in einer Videsequenz zum Gefängnis, doch alle Wachen sind bereits tot und Deranor und Baradé sind auf und davon. Als sie wieder draußen sind ruft eine Wache plötzlich: "Das Leuchtfeuer brennt!" und sie blicken zur Burg "Wasserfels". Das Leuchtfeuer wurde entzündet. Man sieht das Dorf "Holzingen" besetzt von Orks, Untoten und Dunkelelfen. Arnulf befiehlt, alle sollen sich zu Verteidigung bereit machen und die Belagerung beginnt.</text:p>
      <text:p text:style-name="P5"/>
      <text:h text:style-name="P21" text:outline-level="2">Auftragsverlauf des Auftrags „Die Eroberung von Holzbruck“</text:h>
      <text:p text:style-name="P19">Spielt man als Belagerer können während der Belagerung Baradé und Deranor von den Spielern gesteuert werden. Baradé hat seine beiden treuen Bären dabei (siehe „Die Geschichte vom Bären“). Außerdem können die Spieler wie in Söldnerlagern eigene Einheiten anwerben. Es kommen periodische Verstärkungen der Orks und Dunkelelfen und Untoten Deranors.</text:p>
      <text:p text:style-name="P19"/>
      <text:p text:style-name="P19">Spielt man als Verteidiger, so kann Arnulf während der Belagerung gesteuert werden.</text:p>
      <text:p text:style-name="P19">Als Verteidiger muss man nur eine bestimmte Zeit lang durchhalten, da die Belagerer in jedem Fall gewinnen.</text:p>
      <text:p text:style-name="P19"/>
      <text:p text:style-name="P19">Ist das Tor der Stadt zerstört worden (wird in jedem Fall zerstört), wird das Video <text:change text:change-id="ct94903294702000"/><text:change-start text:change-id="ct94903294712256"/>„<text:change-end text:change-id="ct94903294712256"/>Die Ritterschar<text:change text:change-id="ct94903294712480"/><text:change-start text:change-id="ct94903294712704"/>“<text:change-end text:change-id="ct94903294712704"/> abgespielt.</text:p>
      <text:p text:style-name="P19">Daraufhin reitet eine große Ritterschar (nicht mehr langsam) mit Lanzen auf die Felder vor der Stadt.</text:p>
      <text:p text:style-name="P19"/>
      <text:p text:style-name="P19">Spielt man als Verteidiger, so wird die Nachricht von Arnulf eingeblendet:</text:p>
      <text:p text:style-name="P19">Arnulf: <text:change text:change-id="ct94903294713008"/><text:change-start text:change-id="ct94903294724688"/>„<text:change-end text:change-id="ct94903294724688"/>Seht, die Ritterschar unter des Königs Banner. Das muss Ritter Degenhard (Herkunft: Germanisch, Bedeutung: Kühner Krieger) sein.<text:change-start text:change-id="ct94903294724912"/>“<text:change-end text:change-id="ct94903294724912"/></text:p>
      <text:p text:style-name="P19"/>
      <text:p text:style-name="P19">Spielt man als Belagerer, so wird die Nachricht von Deranor eingeblendet:</text:p>
      <text:p text:style-name="P19">Deranor: <text:change text:change-id="ct94903294915280"/><text:change-start text:change-id="ct94903294725136"/>„<text:change-end text:change-id="ct94903294725136"/>Reißt sie von ihren Rössern und lehrt sie die Furcht!<text:change text:change-id="ct94903294725360"/><text:change-start text:change-id="ct94903294725584"/>“<text:change-end text:change-id="ct94903294725584"/></text:p>
      <text:p text:style-name="P19"/>
      <text:p text:style-name="P19">Ist Arnulf und der Stadtrat getötet worden, gibt es eine weitere Videosequenz.</text:p>
      <text:p text:style-name="P19">Arnulf und der Stadtrat werden in jedem Fall getötet, da letztendlich so viele Feinde in die Stadt <text:soft-page-break/>strömen, sodass man sich immer weiter zurückziehen muss oder von den anderen abgeschnitten wird.</text:p>
      <text:p text:style-name="P19">Die Charaktere werden wiederbelebt, Arnulf und der Stadtrat, sowie alle anderen verbündeten Krieger dagegen nicht.</text:p>
      <text:p text:style-name="P4"/>
      <text:p text:style-name="Heading_20_2">Video <text:change text:change-id="ct94903294726064"/><text:change-start text:change-id="ct94903294726288"/>„<text:change-end text:change-id="ct94903294726288"/>Die Ritterschar<text:change text:change-id="ct94903294726512"/><text:change-start text:change-id="ct94903294725808"/>“</text:p>
      <text:p text:style-name="P19">Es wird das Musikstück „The<text:change-end text:change-id="ct94903294725808"/><text:change-start text:change-id="ct94903294918768"/>KnightCohort.mp3“ abgespielt. <text:change-end text:change-id="ct94903294918768"/>Ist die Belagerung im vollen Gange und eine entsprechende Zeit verstrichen, so wird eine Videosequenz abgespielt. Man sieht den Wald neben den Feldern im Süden und einen einzelnen Ritter auf seinem Pferd. Er reitet langsam vorwärts. Man sieht ihn von hinten, wie er die Stadtmauern und Felder erblickt. Die Kamera dreht und man sieht eine große Schar weiterer Ritter neben und hinter ihm. Sie reiten alle langsam vorwärts.</text:p>
      <text:p text:style-name="P19">Ist das Video zu Ende, wird die Kameraansicht aller Spieler zum Wald und zu den Rittern bewegt. Ein Ritter trägt ein großes Banner.<text:change-start text:change-id="ct94903294726736"/></text:p>
      <text:p text:style-name="P5"><text:change-end text:change-id="ct94903294726736"/><text:change text:change-id="ct94903294727248"/></text:p>
      <text:h text:style-name="P21" text:outline-level="2">Video „Holzbrucks Fall“</text:h>
      <text:p text:style-name="P15">Diese Sequenz ist in beiden Fällen vorhanden: Baradé und Deranor kämpfen sich durch die Stadt und töten den Stadtrat und Arnulf. Die Charaktere sind nicht zu sehen.</text:p>
      <text:p text:style-name="P5"/>
      <text:h text:style-name="P21" text:outline-level="2">Video „Freie Gefangene“</text:h>
      <text:p text:style-name="P15">Danach würde bei Option 2 eine weitere Videosequenz abgespielt werden, in der Baradé die Charaktere einkreist, aber am Leben lässt und als Freunde behandelt. Er teleportiert sich mit ihnen weg.</text:p>
      <text:p text:style-name="P5"/>
      <text:h text:style-name="P21" text:outline-level="2">Video „Sieg und Zukunft“</text:h>
      <text:p text:style-name="P15">Letztendlich kommt wieder bei beiden Optionen die gleiche Videosequenz: Baradé steht mit Deranor auf dem kleineren Turm der ehemaligen Burg "Wasserfels", man sieht die brennende, eroberte Stadt und im Hintergrund Untote, Dunkelelfen und Orks, die die ehemalige Burg besetzt haben. Baradé macht mit Deranor aus, dass dieser sich um die Besetzung der Stadt kümmert und die Invasion fortsetzt. Gefangene werden gemacht! Er wendet sich wieder den Charakteren zu, die ebenfalls neben den beiden auf dem Sturm stehen, und bittet sie, ihn in seine Festung zu begleiten. Sie stimmen zu und Baradé teleportiert sich mit ihnen in seine Festung.</text:p>
      <text:p text:style-name="P15">Schließlich sieht man noch die Nordmänner, welche gerade zurückkehren und die eroberte Stadt und ihr zerstörtes Langboot erblicken. Dann werden die Mitwirkenden eingebl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letter-kerning="tru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letter-kerning="tru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fo:font-size="12pt" fo:language="de" fo:country="DE" style:letter-kerning="true"/>
    </style:style>
    <style:style style:name="Heading" style:family="paragraph" style:next-style-name="Text_20_body" style:class="text">
      <style:paragraph-properties fo:margin-top="0.423cm" fo:margin-bottom="0.212cm" loext:contextual-spacing="false" style:writing-mode="page"/>
      <style:text-properties style:font-name="Arial" fo:font-family="Arial" fo:font-size="14pt" fo:language="de" fo:country="DE" style:letter-kerning="true"/>
    </style:style>
    <style:style style:name="Text_20_body" style:display-name="Text body" style:family="paragraph" style:class="tex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Heading_20_2" style:display-name="Heading 2" style:family="paragraph" style:next-style-name="Text_20_body" style:class="text">
      <style:paragraph-properties fo:margin-top="0.423cm" fo:margin-bottom="0.212cm" loext:contextual-spacing="false" style:writing-mode="page"/>
      <style:text-properties style:font-name="Arial" fo:font-family="Arial" fo:font-size="14pt" fo:language="de" fo:country="DE" fo:font-style="italic" fo:font-weight="bold" style:letter-kerning="true"/>
    </style:style>
    <style:style style:name="List" style:family="paragraph" style:class="list">
      <style:paragraph-properties fo:margin-top="0cm" fo:margin-bottom="0.212cm" loext:contextual-spacing="false" style:writing-mode="page"/>
      <style:text-properties style:font-name="Times New Roman" fo:font-family="'Times New Roman'" fo:font-size="12pt" fo:language="de" fo:country="DE" style:letter-kerning="true"/>
    </style:style>
    <style:style style:name="Index" style:family="paragraph" style:class="index">
      <style:paragraph-properties style:writing-mode="page"/>
      <style:text-properties style:font-name="Times New Roman" fo:font-family="'Times New Roman'" fo:font-size="12pt" fo:language="de" fo:country="DE" style:letter-kerning="true"/>
    </style:style>
    <style:style style:name="Caption" style:family="paragraph" style:class="extra">
      <style:paragraph-properties fo:margin-top="0.212cm" fo:margin-bottom="0.212cm" loext:contextual-spacing="false" style:writing-mode="page"/>
      <style:text-properties style:font-name="Times New Roman" fo:font-family="'Times New Roman'" fo:font-size="12pt" fo:language="de" fo:country="DE" fo:font-style="italic" style:letter-kerning="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
    <meta:initial-creator>Tamino Dauth</meta:initial-creator>
    <meta:editing-cycles>102</meta:editing-cycles>
    <dc:date>2017-01-22T16:25:17.465503407</dc:date>
    <meta:creation-date>2009-10-26T22:16:21</meta:creation-date>
    <meta:editing-duration>PT4H37M14S</meta:editing-duration>
    <meta:document-statistic meta:table-count="0" meta:image-count="0" meta:object-count="0" meta:page-count="6" meta:paragraph-count="117" meta:word-count="2827" meta:character-count="18479" meta:non-whitespace-character-count="15766"/>
  </office:meta>
</office:document-meta>
</file>